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/>
    <style:font-face style:name="FreeSans1" svg:font-family="FreeSans" style:font-family-generic="swiss"/>
    <style:font-face style:name="TakaoPGothic" svg:font-family="TakaoPGothic" style:font-family-generic="swiss"/>
    <style:font-face style:name="Symbola1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22bff9" officeooo:paragraph-rsid="0022bff9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paragraph-rsid="01760c34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3d720f" officeooo:paragraph-rsid="003d720f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60d22c" officeooo:paragraph-rsid="0060d22c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60d22c" officeooo:paragraph-rsid="019b7022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a8a6bd" officeooo:paragraph-rsid="019b7022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21891e" officeooo:paragraph-rsid="0021891e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21891e" officeooo:paragraph-rsid="018f3353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21891e" officeooo:paragraph-rsid="018fde75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d468e7" officeooo:paragraph-rsid="00ffd0af" style:font-size-asian="12pt" style:font-size-complex="12pt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e3e882" officeooo:paragraph-rsid="01e5df84" style:font-size-asian="12pt" style:font-size-complex="12pt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e3e882" officeooo:paragraph-rsid="0226a8dd" style:font-size-asian="12pt" style:font-size-complex="12pt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e3e882" officeooo:paragraph-rsid="0227d905" style:font-size-asian="12pt" style:font-size-complex="12pt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e3e882" officeooo:paragraph-rsid="00e3e882" style:font-size-asian="12pt" style:font-size-complex="12pt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e3e882" officeooo:paragraph-rsid="0226a8dd" style:font-size-asian="12pt" style:font-size-complex="12pt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fdbea9" officeooo:paragraph-rsid="00fdbea9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d36ba8" officeooo:paragraph-rsid="014830c4" style:font-size-asian="12pt" style:font-size-complex="12pt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231227" officeooo:paragraph-rsid="013760fc" style:font-size-asian="12pt" style:font-size-complex="12pt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22c3f3" officeooo:paragraph-rsid="021ad551" style:font-size-asian="12pt" style:font-size-complex="12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22c3f3" officeooo:paragraph-rsid="013760fc" style:font-size-asian="12pt" style:font-size-complex="12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963aff" officeooo:paragraph-rsid="021ad551" style:font-size-asian="12pt" style:font-size-complex="12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963aff" officeooo:paragraph-rsid="021cfc43" style:font-size-asian="12pt" style:font-size-complex="12pt"/>
    </style:style>
    <style:style style:name="P24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963aff" officeooo:paragraph-rsid="013760fc" style:font-size-asian="12pt" style:font-size-complex="12pt"/>
    </style:style>
    <style:style style:name="P25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24a390" officeooo:paragraph-rsid="013760fc" style:font-size-asian="12pt" style:font-size-complex="12pt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181339f" officeooo:paragraph-rsid="018575ee" style:font-size-asian="12pt" style:font-size-complex="12pt"/>
    </style:style>
    <style:style style:name="P27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1a0247b" officeooo:paragraph-rsid="01cbec19" style:font-size-asian="12pt" style:font-size-complex="12pt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1a0247b" officeooo:paragraph-rsid="01eac62b" style:font-size-asian="12pt" style:font-size-complex="12pt"/>
    </style:style>
    <style:style style:name="P29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1a0247b" officeooo:paragraph-rsid="01ff1718" style:font-size-asian="12pt" style:font-size-complex="12pt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1a0247b" officeooo:paragraph-rsid="01ca48b2" style:font-size-asian="12pt" style:font-size-complex="12pt"/>
    </style:style>
    <style:style style:name="P31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1e53ae7" officeooo:paragraph-rsid="01e53ae7" style:font-size-asian="12pt" style:font-size-complex="12pt"/>
    </style:style>
    <style:style style:name="P32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1e53ae7" officeooo:paragraph-rsid="0226a8dd" style:font-size-asian="12pt" style:font-size-complex="12pt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1e5df84" officeooo:paragraph-rsid="01e7c30c" style:font-size-asian="12pt" style:font-size-complex="12pt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1e5df84" officeooo:paragraph-rsid="0226a8dd" style:font-size-asian="12pt" style:font-size-complex="12pt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209d78a" officeooo:paragraph-rsid="02173e70" style:font-size-asian="12pt" style:font-size-complex="12pt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21ad551" officeooo:paragraph-rsid="021ad551" style:font-size-asian="12pt" style:font-size-complex="12pt"/>
    </style:style>
    <style:style style:name="P37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21cfc43" officeooo:paragraph-rsid="021cfc43" style:font-size-asian="12pt" style:font-size-complex="12pt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21db7f9" officeooo:paragraph-rsid="021db7f9" style:font-size-asian="12pt" style:font-size-complex="12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21edd17" officeooo:paragraph-rsid="021edd17" style:font-size-asian="12pt" style:font-size-complex="12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d3a76e" officeooo:paragraph-rsid="00d719c0" style:font-size-asian="12pt" style:font-size-complex="12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d3a76e" officeooo:paragraph-rsid="0226a8dd" style:font-size-asian="12pt" style:font-size-complex="12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1d406ce" officeooo:paragraph-rsid="01bb5cb1" style:font-size-asian="12pt" style:font-style-asian="normal" style:font-size-complex="12pt" style:font-style-complex="normal"/>
    </style:style>
    <style:style style:name="P43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1ad6e4e" officeooo:paragraph-rsid="00de31d0" style:font-size-asian="12pt" style:font-style-asian="normal" style:font-size-complex="12pt" style:font-style-complex="normal"/>
    </style:style>
    <style:style style:name="P44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1546900" officeooo:paragraph-rsid="01760c34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155da08" officeooo:paragraph-rsid="01760c34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21cfc43" officeooo:paragraph-rsid="021cfc43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21db7f9" officeooo:paragraph-rsid="021db7f9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paragraph-rsid="022175e9"/>
    </style:style>
    <style:style style:name="P49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bold" officeooo:rsid="001bb187" officeooo:paragraph-rsid="01760c34" style:font-size-asian="12pt" style:font-size-complex="12pt"/>
    </style:style>
    <style:style style:name="P50" style:family="paragraph" style:parent-style-name="Text_20_body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bold" officeooo:rsid="0155da08" officeooo:paragraph-rsid="01760c34" style:font-size-asian="12pt" style:font-size-complex="12pt"/>
    </style:style>
    <style:style style:name="P51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bold" officeooo:rsid="0155da08" officeooo:paragraph-rsid="01760c34" style:font-size-asian="12pt" style:font-size-complex="12pt"/>
    </style:style>
    <style:style style:name="P52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bold" officeooo:rsid="00a8a6bd" officeooo:paragraph-rsid="00a8a6bd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bold" officeooo:rsid="021ad551" officeooo:paragraph-rsid="021ad551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bold" officeooo:rsid="00963aff" officeooo:paragraph-rsid="00963aff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bold" officeooo:rsid="00963aff" officeooo:paragraph-rsid="01bb5cb1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bold" officeooo:rsid="00963aff" officeooo:paragraph-rsid="021ad551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bold" officeooo:rsid="00963aff" officeooo:paragraph-rsid="02100133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bold" officeooo:rsid="001bb187" officeooo:paragraph-rsid="023560b4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italic" fo:font-weight="normal" officeooo:rsid="00e3e882" officeooo:paragraph-rsid="00e3e882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italic" fo:font-weight="normal" officeooo:rsid="00e3e882" officeooo:paragraph-rsid="0226a8dd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italic" fo:font-weight="normal" officeooo:rsid="01f07d9e" officeooo:paragraph-rsid="01f07d9e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italic" fo:font-weight="normal" officeooo:rsid="01f07d9e" officeooo:paragraph-rsid="0226a8dd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italic" fo:font-weight="normal" officeooo:rsid="01f5804d" officeooo:paragraph-rsid="01f5804d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italic" fo:font-weight="normal" officeooo:rsid="01f5804d" officeooo:paragraph-rsid="0226a8dd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italic" fo:font-weight="normal" officeooo:rsid="0227d905" officeooo:paragraph-rsid="0227d905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fo:font-variant="normal" fo:text-transform="none" fo:color="#24292e" style:font-name="Symbola1" fo:font-size="14pt" fo:letter-spacing="normal" fo:font-style="normal" fo:font-weight="bold" officeooo:rsid="0021891e" officeooo:paragraph-rsid="0021891e" style:font-size-asian="14pt" style:font-size-complex="14pt"/>
    </style:style>
    <style:style style:name="P67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fo:font-variant="normal" fo:text-transform="none" fo:color="#24292e" style:font-name="Symbola1" fo:font-size="14pt" fo:letter-spacing="normal" fo:font-style="normal" fo:font-weight="bold" officeooo:rsid="0021891e" officeooo:paragraph-rsid="01dea2e4" style:font-size-asian="14pt" style:font-size-complex="14pt"/>
    </style:style>
    <style:style style:name="P68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fo:font-variant="normal" fo:text-transform="none" fo:color="#24292e" style:font-name="Symbola1" fo:font-size="14pt" fo:letter-spacing="normal" fo:font-style="normal" fo:font-weight="bold" officeooo:rsid="0021891e" officeooo:paragraph-rsid="0224d283" style:font-size-asian="14pt" style:font-weight-asian="bold" style:font-size-complex="14pt" style:font-weight-complex="bold"/>
    </style:style>
    <style:style style:name="P69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fo:font-variant="normal" fo:text-transform="none" fo:color="#24292e" style:font-name="Symbola1" fo:font-size="13pt" fo:letter-spacing="normal" fo:font-style="normal" fo:font-weight="bold" officeooo:rsid="0021891e" officeooo:paragraph-rsid="0021891e" style:font-size-asian="13pt" style:font-weight-asian="bold" style:font-size-complex="13pt" style:font-weight-complex="bold"/>
    </style:style>
    <style:style style:name="P70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3pt" fo:letter-spacing="normal" fo:font-style="normal" fo:font-weight="bold" officeooo:rsid="023c09e7" officeooo:paragraph-rsid="023c09e7" style:font-size-asian="13pt" style:font-weight-asian="bold" style:font-size-complex="13pt" style:font-weight-complex="bold"/>
    </style:style>
    <style:style style:name="P71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text-position="0% 100%" style:font-name="Symbola1" fo:font-size="12pt" fo:letter-spacing="normal" fo:font-style="normal" fo:font-weight="bold" officeooo:rsid="01e6fed3" officeooo:paragraph-rsid="01e6fed3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text-position="0% 100%" style:font-name="Symbola1" fo:font-size="12pt" fo:letter-spacing="normal" fo:font-style="normal" fo:font-weight="bold" officeooo:rsid="01e6fed3" officeooo:paragraph-rsid="0226a8dd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text-position="0% 100%" style:font-name="Symbola1" fo:font-size="12pt" fo:letter-spacing="normal" fo:font-style="normal" fo:font-weight="bold" officeooo:rsid="01e6fed3" officeooo:paragraph-rsid="0227d905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text-position="0% 100%" style:font-name="Symbola1" fo:font-size="12pt" fo:letter-spacing="normal" fo:font-style="normal" fo:font-weight="normal" officeooo:rsid="0227d905" officeooo:paragraph-rsid="0227d90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text-position="0% 100%" style:font-name="Symbola1" fo:font-size="12pt" fo:letter-spacing="normal" fo:font-style="italic" fo:font-weight="normal" officeooo:rsid="01e6fed3" officeooo:paragraph-rsid="01e7c30c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officeooo:paragraph-rsid="021ad551"/>
    </style:style>
    <style:style style:name="P77" style:family="paragraph" style:parent-style-name="Text_20_body">
      <style:paragraph-properties fo:margin-left="0in" fo:margin-right="0in" fo:margin-top="0.0398in" fo:margin-bottom="0.0398in" loext:contextual-spacing="false" fo:line-height="10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0d3a76e" officeooo:paragraph-rsid="00de31d0" style:font-size-asian="12pt" style:font-size-complex="12pt"/>
    </style:style>
    <style:style style:name="P78" style:family="paragraph" style:parent-style-name="Text_20_body">
      <style:paragraph-properties fo:margin-left="0in" fo:margin-right="0in" fo:margin-top="0.0398in" fo:margin-bottom="0.0398in" loext:contextual-spacing="false" fo:line-height="10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bold" officeooo:rsid="00e3ca06" officeooo:paragraph-rsid="00e3ca06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margin-left="0in" fo:margin-right="0in" fo:margin-top="0.0398in" fo:margin-bottom="0.0398in" loext:contextual-spacing="false" fo:line-height="10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bold" officeooo:rsid="00e3ca06" officeooo:paragraph-rsid="0226a8dd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line-height="150%" fo:text-align="center" style:justify-single-word="false"/>
      <style:text-properties fo:font-variant="normal" fo:text-transform="none" fo:color="#24292e" style:font-name="Symbola1" fo:font-size="15pt" fo:letter-spacing="normal" fo:font-style="normal" fo:font-weight="bold" officeooo:paragraph-rsid="01760c34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line-height="150%" fo:text-align="start" style:justify-single-word="false"/>
      <style:text-properties fo:font-variant="normal" fo:text-transform="none" fo:color="#24292e" style:font-name="Symbola1" fo:font-size="12pt" fo:letter-spacing="normal" fo:font-style="normal" fo:font-weight="normal" officeooo:rsid="008dd1fb" officeooo:paragraph-rsid="01760c34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line-height="150%" fo:text-align="start" style:justify-single-word="false"/>
      <style:text-properties fo:font-variant="normal" fo:text-transform="none" fo:color="#24292e" style:font-name="Symbola1" fo:font-size="12pt" fo:letter-spacing="normal" fo:font-style="normal" fo:font-weight="normal" officeooo:rsid="008bfbfd" officeooo:paragraph-rsid="01760c34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line-height="150%" fo:text-align="start" style:justify-single-word="false"/>
      <style:text-properties fo:font-variant="normal" fo:text-transform="none" fo:color="#24292e" style:font-name="Symbola1" fo:font-size="14pt" fo:letter-spacing="normal" fo:font-style="normal" fo:font-weight="bold" officeooo:rsid="0019a107" officeooo:paragraph-rsid="01760c34" style:font-size-asian="14pt" style:font-weight-asian="bold" style:font-size-complex="14pt" style:font-weight-complex="bold"/>
    </style:style>
    <style:style style:name="P84" style:family="paragraph" style:parent-style-name="Heading_20_1">
      <style:paragraph-properties fo:line-height="150%" fo:text-align="start" style:justify-single-word="false"/>
      <style:text-properties fo:font-variant="normal" fo:text-transform="none" fo:color="#24292e" style:font-name="Symbola1" fo:font-size="15pt" fo:letter-spacing="normal" fo:font-style="normal" fo:font-weight="bold" officeooo:paragraph-rsid="01760c34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2pt" fo:letter-spacing="normal" fo:font-style="normal" fo:font-weight="normal" officeooo:rsid="01c9d478" officeooo:paragraph-rsid="01ca48b2" style:font-size-asian="12pt" style:font-style-asian="normal" style:font-size-complex="12pt" style:font-style-complex="normal"/>
    </style:style>
    <style:style style:name="P86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24292e" style:font-name="Symbola1" fo:font-size="13pt" fo:letter-spacing="normal" fo:font-style="normal" fo:font-weight="bold" officeooo:rsid="023c09e7" officeooo:paragraph-rsid="023c09e7" style:font-size-asian="13pt" style:font-style-asian="normal" style:font-weight-asian="bold" style:font-size-complex="13pt" style:font-style-complex="normal" style:font-weight-complex="bold"/>
    </style:style>
    <style:style style:name="P87" style:family="paragraph">
      <style:paragraph-properties fo:text-align="center"/>
    </style:style>
    <style:style style:name="P88" style:family="paragraph">
      <loext:graphic-properties draw:opacity="100%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d720f" style:font-style-asian="italic" style:font-style-complex="italic"/>
    </style:style>
    <style:style style:name="T3" style:family="text">
      <style:text-properties fo:font-style="italic" officeooo:rsid="00492a63" style:font-style-asian="italic" style:font-style-complex="italic"/>
    </style:style>
    <style:style style:name="T4" style:family="text">
      <style:text-properties fo:font-style="italic" officeooo:rsid="00d468e7" style:font-style-asian="italic" style:font-style-complex="italic"/>
    </style:style>
    <style:style style:name="T5" style:family="text">
      <style:text-properties fo:font-style="italic" officeooo:rsid="00d719c0" style:font-style-asian="italic" style:font-style-complex="italic"/>
    </style:style>
    <style:style style:name="T6" style:family="text">
      <style:text-properties fo:font-style="italic" officeooo:rsid="00de31d0" style:font-style-asian="italic" style:font-style-complex="italic"/>
    </style:style>
    <style:style style:name="T7" style:family="text">
      <style:text-properties fo:font-style="italic" officeooo:rsid="014830c4" style:font-style-asian="italic" style:font-style-complex="italic"/>
    </style:style>
    <style:style style:name="T8" style:family="text">
      <style:text-properties fo:font-style="italic" officeooo:rsid="014a70fc" style:font-style-asian="italic" style:font-style-complex="italic"/>
    </style:style>
    <style:style style:name="T9" style:family="text">
      <style:text-properties fo:font-style="italic" officeooo:rsid="01593aee" style:font-style-asian="italic" style:font-style-complex="italic"/>
    </style:style>
    <style:style style:name="T10" style:family="text">
      <style:text-properties fo:font-style="italic" officeooo:rsid="016ac0e9" style:font-style-asian="italic" style:font-style-complex="italic"/>
    </style:style>
    <style:style style:name="T11" style:family="text">
      <style:text-properties fo:font-style="italic" officeooo:rsid="016afdca" style:font-style-asian="italic" style:font-style-complex="italic"/>
    </style:style>
    <style:style style:name="T12" style:family="text">
      <style:text-properties fo:font-style="italic" officeooo:rsid="01899de7" style:font-style-asian="italic" style:font-style-complex="italic"/>
    </style:style>
    <style:style style:name="T13" style:family="text">
      <style:text-properties fo:font-style="italic" officeooo:rsid="018cefeb" style:font-style-asian="italic" style:font-style-complex="italic"/>
    </style:style>
    <style:style style:name="T14" style:family="text">
      <style:text-properties fo:font-style="italic" officeooo:rsid="01914559" style:font-style-asian="italic" style:font-style-complex="italic"/>
    </style:style>
    <style:style style:name="T15" style:family="text">
      <style:text-properties fo:font-style="italic" officeooo:rsid="01965301" style:font-style-asian="italic" style:font-style-complex="italic"/>
    </style:style>
    <style:style style:name="T16" style:family="text">
      <style:text-properties fo:font-style="italic" officeooo:rsid="01a6649e" style:font-style-asian="italic" style:font-style-complex="italic"/>
    </style:style>
    <style:style style:name="T17" style:family="text">
      <style:text-properties fo:font-style="italic" officeooo:rsid="01c12df3" style:font-style-asian="italic" style:font-style-complex="italic"/>
    </style:style>
    <style:style style:name="T18" style:family="text">
      <style:text-properties fo:font-style="italic" officeooo:rsid="01c3146a" style:font-style-asian="italic" style:font-style-complex="italic"/>
    </style:style>
    <style:style style:name="T19" style:family="text">
      <style:text-properties fo:font-style="italic" officeooo:rsid="01c9d478" style:font-style-asian="italic" style:font-style-complex="italic"/>
    </style:style>
    <style:style style:name="T20" style:family="text">
      <style:text-properties fo:font-style="italic" officeooo:rsid="01ca48b2" style:font-style-asian="italic" style:font-style-complex="italic"/>
    </style:style>
    <style:style style:name="T21" style:family="text">
      <style:text-properties fo:font-style="italic" officeooo:rsid="01cc3493" style:font-style-asian="italic" style:font-style-complex="italic"/>
    </style:style>
    <style:style style:name="T22" style:family="text">
      <style:text-properties fo:font-style="italic" officeooo:rsid="01ce8ea5" style:font-style-asian="italic" style:font-style-complex="italic"/>
    </style:style>
    <style:style style:name="T23" style:family="text">
      <style:text-properties fo:font-style="italic" officeooo:rsid="01d406ce" style:font-style-asian="italic" style:font-style-complex="italic"/>
    </style:style>
    <style:style style:name="T24" style:family="text">
      <style:text-properties fo:font-style="italic" officeooo:rsid="01e3317f" style:font-style-asian="italic" style:font-style-complex="italic"/>
    </style:style>
    <style:style style:name="T25" style:family="text">
      <style:text-properties fo:font-style="italic" officeooo:rsid="01d2342e" style:font-style-asian="italic" style:font-style-complex="italic"/>
    </style:style>
    <style:style style:name="T26" style:family="text">
      <style:text-properties fo:font-style="italic" officeooo:rsid="01f9731d" style:font-style-asian="italic" style:font-style-complex="italic"/>
    </style:style>
    <style:style style:name="T27" style:family="text">
      <style:text-properties fo:font-style="italic" officeooo:rsid="01fb56a8" style:font-style-asian="italic" style:font-style-complex="italic"/>
    </style:style>
    <style:style style:name="T28" style:family="text">
      <style:text-properties fo:font-style="italic" officeooo:rsid="01ff1718" style:font-style-asian="italic" style:font-style-complex="italic"/>
    </style:style>
    <style:style style:name="T29" style:family="text">
      <style:text-properties fo:font-style="italic" officeooo:rsid="0200eb36" style:font-style-asian="italic" style:font-style-complex="italic"/>
    </style:style>
    <style:style style:name="T30" style:family="text">
      <style:text-properties fo:font-style="italic" officeooo:rsid="02048934" style:font-style-asian="italic" style:font-style-complex="italic"/>
    </style:style>
    <style:style style:name="T31" style:family="text">
      <style:text-properties fo:font-style="italic" officeooo:rsid="020adb4c" style:font-style-asian="italic" style:font-style-complex="italic"/>
    </style:style>
    <style:style style:name="T32" style:family="text">
      <style:text-properties fo:font-style="italic" officeooo:rsid="020bdbbb" style:font-style-asian="italic" style:font-style-complex="italic"/>
    </style:style>
    <style:style style:name="T33" style:family="text">
      <style:text-properties fo:font-style="italic" officeooo:rsid="020d3a8d" style:font-style-asian="italic" style:font-style-complex="italic"/>
    </style:style>
    <style:style style:name="T34" style:family="text">
      <style:text-properties fo:font-style="italic" officeooo:rsid="020dbfd0" style:font-style-asian="italic" style:font-style-complex="italic"/>
    </style:style>
    <style:style style:name="T35" style:family="text">
      <style:text-properties fo:font-style="italic" officeooo:rsid="02100133" style:font-style-asian="italic" style:font-style-complex="italic"/>
    </style:style>
    <style:style style:name="T36" style:family="text">
      <style:text-properties fo:font-style="italic" officeooo:rsid="0229bb27" style:font-style-asian="italic" style:font-style-complex="italic"/>
    </style:style>
    <style:style style:name="T37" style:family="text">
      <style:text-properties fo:font-style="italic" officeooo:rsid="022bcbe0" style:font-style-asian="italic" style:font-style-complex="italic"/>
    </style:style>
    <style:style style:name="T38" style:family="text">
      <style:text-properties fo:font-style="italic" officeooo:rsid="02310bb7" style:font-style-asian="italic" style:font-style-complex="italic"/>
    </style:style>
    <style:style style:name="T39" style:family="text">
      <style:text-properties fo:font-style="italic" officeooo:rsid="0235ca4a" style:font-style-asian="italic" style:font-style-complex="italic"/>
    </style:style>
    <style:style style:name="T40" style:family="text">
      <style:text-properties fo:font-style="italic" officeooo:rsid="023b747b" style:font-style-asian="italic" style:font-style-complex="italic"/>
    </style:style>
    <style:style style:name="T41" style:family="text">
      <style:text-properties fo:font-style="italic" officeooo:rsid="023c09e7" style:font-style-asian="italic" style:font-style-complex="italic"/>
    </style:style>
    <style:style style:name="T42" style:family="text">
      <style:text-properties fo:font-style="italic" style:font-style-asian="italic" style:font-weight-asian="normal" style:font-style-complex="italic" style:font-weight-complex="normal"/>
    </style:style>
    <style:style style:name="T43" style:family="text">
      <style:text-properties fo:font-style="italic" officeooo:rsid="019c0e82" style:font-style-asian="italic" style:font-weight-asian="normal" style:font-style-complex="italic" style:font-weight-complex="normal"/>
    </style:style>
    <style:style style:name="T44" style:family="text">
      <style:text-properties fo:font-style="italic" officeooo:rsid="019da341" style:font-style-asian="italic" style:font-weight-asian="normal" style:font-style-complex="italic" style:font-weight-complex="normal"/>
    </style:style>
    <style:style style:name="T45" style:family="text">
      <style:text-properties fo:font-style="italic" officeooo:rsid="019ef7a4" style:font-style-asian="italic" style:font-weight-asian="normal" style:font-style-complex="italic" style:font-weight-complex="normal"/>
    </style:style>
    <style:style style:name="T46" style:family="text">
      <style:text-properties fo:font-style="italic" officeooo:rsid="01a50c48" style:font-style-asian="italic" style:font-weight-asian="normal" style:font-style-complex="italic" style:font-weight-complex="normal"/>
    </style:style>
    <style:style style:name="T47" style:family="text">
      <style:text-properties fo:font-style="italic" officeooo:rsid="01c1b825" style:font-style-asian="italic" style:font-weight-asian="normal" style:font-style-complex="italic" style:font-weight-complex="normal"/>
    </style:style>
    <style:style style:name="T48" style:family="text">
      <style:text-properties fo:font-style="italic" officeooo:rsid="01e5df84" style:font-style-asian="italic" style:font-weight-asian="normal" style:font-style-complex="italic" style:font-weight-complex="normal"/>
    </style:style>
    <style:style style:name="T49" style:family="text">
      <style:text-properties fo:font-style="italic" style:font-style-asian="italic" style:font-weight-asian="bold" style:font-style-complex="italic" style:font-weight-complex="bold"/>
    </style:style>
    <style:style style:name="T50" style:family="text">
      <style:text-properties fo:font-style="italic" officeooo:rsid="021cfc43" style:font-style-asian="italic" style:font-weight-asian="bold" style:font-style-complex="italic" style:font-weight-complex="bold"/>
    </style:style>
    <style:style style:name="T51" style:family="text">
      <style:text-properties fo:font-style="italic" officeooo:rsid="003b7b96" style:font-size-asian="12pt" style:font-style-asian="italic" style:font-size-complex="12pt" style:font-style-complex="italic"/>
    </style:style>
    <style:style style:name="T52" style:family="text">
      <style:text-properties fo:font-style="italic" officeooo:rsid="01b84b54" style:font-size-asian="12pt" style:font-style-asian="italic" style:font-size-complex="12pt" style:font-style-complex="italic"/>
    </style:style>
    <style:style style:name="T53" style:family="text">
      <style:text-properties fo:font-style="italic" fo:font-weight="normal" officeooo:rsid="00a6d4f2" style:font-style-asian="italic" style:font-weight-asian="bold" style:font-style-complex="italic" style:font-weight-complex="bold"/>
    </style:style>
    <style:style style:name="T54" style:family="text">
      <style:text-properties fo:font-style="italic" fo:font-weight="normal" officeooo:rsid="00adac35" style:font-style-asian="italic" style:font-weight-asian="bold" style:font-style-complex="italic" style:font-weight-complex="bold"/>
    </style:style>
    <style:style style:name="T55" style:family="text">
      <style:text-properties fo:font-style="italic" fo:font-weight="normal" officeooo:rsid="01513f04" style:font-style-asian="italic" style:font-weight-asian="bold" style:font-style-complex="italic" style:font-weight-complex="bold"/>
    </style:style>
    <style:style style:name="T56" style:family="text">
      <style:text-properties fo:font-style="italic" fo:font-weight="normal" officeooo:rsid="01d705c6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1f5804d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adac35" style:font-style-asian="italic" style:font-style-complex="italic"/>
    </style:style>
    <style:style style:name="T59" style:family="text">
      <style:text-properties fo:font-style="italic" fo:font-weight="normal" officeooo:rsid="00a6d4f2" style:font-style-asian="italic" style:font-style-complex="italic"/>
    </style:style>
    <style:style style:name="T60" style:family="text">
      <style:text-properties fo:font-style="italic" fo:font-weight="normal" officeooo:rsid="01513f04" style:font-style-asian="italic" style:font-style-complex="italic"/>
    </style:style>
    <style:style style:name="T61" style:family="text">
      <style:text-properties fo:font-style="italic" officeooo:rsid="01593aee" style:font-name-asian="TakaoPGothic" style:font-style-asian="italic" style:font-name-complex="TakaoPGothic" style:font-style-complex="italic"/>
    </style:style>
    <style:style style:name="T62" style:family="text">
      <style:text-properties style:text-position="sub 58%" fo:font-style="italic" style:font-style-asian="italic" style:font-style-complex="italic"/>
    </style:style>
    <style:style style:name="T63" style:family="text">
      <style:text-properties style:text-position="sub 58%" fo:font-style="italic" officeooo:rsid="00d468e7" style:font-style-asian="italic" style:font-style-complex="italic"/>
    </style:style>
    <style:style style:name="T64" style:family="text">
      <style:text-properties style:text-position="sub 58%" fo:font-style="italic" officeooo:rsid="014830c4" style:font-style-asian="italic" style:font-style-complex="italic"/>
    </style:style>
    <style:style style:name="T65" style:family="text">
      <style:text-properties style:text-position="sub 58%" fo:font-style="italic" officeooo:rsid="01f9731d" style:font-style-asian="italic" style:font-style-complex="italic"/>
    </style:style>
    <style:style style:name="T66" style:family="text">
      <style:text-properties style:text-position="sub 58%" fo:font-style="italic" officeooo:rsid="0200eb36" style:font-style-asian="italic" style:font-style-complex="italic"/>
    </style:style>
    <style:style style:name="T67" style:family="text">
      <style:text-properties style:text-position="sub 58%" officeooo:rsid="00de31d0" style:font-style-asian="normal" style:font-style-complex="normal"/>
    </style:style>
    <style:style style:name="T68" style:family="text">
      <style:text-properties style:font-name="Symbola" officeooo:rsid="0047dc7a" style:font-name-asian="Symbola" style:font-style-asian="normal" style:font-name-complex="Symbola" style:font-style-complex="normal"/>
    </style:style>
    <style:style style:name="T69" style:family="text">
      <style:text-properties style:font-name="Symbola" officeooo:rsid="0181339f" style:font-name-asian="Symbola" style:font-style-asian="normal" style:font-name-complex="Symbola" style:font-style-complex="normal"/>
    </style:style>
    <style:style style:name="T70" style:family="text">
      <style:text-properties style:font-name="Symbola" officeooo:rsid="003d720f" style:font-style-asian="normal" style:font-style-complex="normal"/>
    </style:style>
    <style:style style:name="T71" style:family="text">
      <style:text-properties style:font-style-asian="normal" style:font-style-complex="normal"/>
    </style:style>
    <style:style style:name="T72" style:family="text">
      <style:text-properties officeooo:rsid="003d720f" style:font-style-asian="normal" style:font-style-complex="normal"/>
    </style:style>
    <style:style style:name="T73" style:family="text">
      <style:text-properties officeooo:rsid="00492a63" style:font-style-asian="normal" style:font-style-complex="normal"/>
    </style:style>
    <style:style style:name="T74" style:family="text">
      <style:text-properties officeooo:rsid="00d468e7" style:font-style-asian="normal" style:font-style-complex="normal"/>
    </style:style>
    <style:style style:name="T75" style:family="text">
      <style:text-properties officeooo:rsid="014830c4" style:font-style-asian="normal" style:font-style-complex="normal"/>
    </style:style>
    <style:style style:name="T76" style:family="text">
      <style:text-properties officeooo:rsid="014a70fc" style:font-style-asian="normal" style:font-style-complex="normal"/>
    </style:style>
    <style:style style:name="T77" style:family="text">
      <style:text-properties officeooo:rsid="014c70c0" style:font-style-asian="normal" style:font-style-complex="normal"/>
    </style:style>
    <style:style style:name="T78" style:family="text">
      <style:text-properties officeooo:rsid="0183ce1b" style:font-style-asian="normal" style:font-style-complex="normal"/>
    </style:style>
    <style:style style:name="T79" style:family="text">
      <style:text-properties officeooo:rsid="0184ba46" style:font-style-asian="normal" style:font-style-complex="normal"/>
    </style:style>
    <style:style style:name="T80" style:family="text">
      <style:text-properties officeooo:rsid="018575ee" style:font-style-asian="normal" style:font-style-complex="normal"/>
    </style:style>
    <style:style style:name="T81" style:family="text">
      <style:text-properties officeooo:rsid="0186113c" style:font-style-asian="normal" style:font-style-complex="normal"/>
    </style:style>
    <style:style style:name="T82" style:family="text">
      <style:text-properties officeooo:rsid="0186f025" style:font-style-asian="normal" style:font-style-complex="normal"/>
    </style:style>
    <style:style style:name="T83" style:family="text">
      <style:text-properties officeooo:rsid="0186f537" style:font-style-asian="normal" style:font-style-complex="normal"/>
    </style:style>
    <style:style style:name="T84" style:family="text">
      <style:text-properties officeooo:rsid="01880fec" style:font-style-asian="normal" style:font-style-complex="normal"/>
    </style:style>
    <style:style style:name="T85" style:family="text">
      <style:text-properties officeooo:rsid="01889156" style:font-style-asian="normal" style:font-style-complex="normal"/>
    </style:style>
    <style:style style:name="T86" style:family="text">
      <style:text-properties officeooo:rsid="01899de7" style:font-style-asian="normal" style:font-style-complex="normal"/>
    </style:style>
    <style:style style:name="T87" style:family="text">
      <style:text-properties officeooo:rsid="018a892d" style:font-style-asian="normal" style:font-style-complex="normal"/>
    </style:style>
    <style:style style:name="T88" style:family="text">
      <style:text-properties officeooo:rsid="018c63e3" style:font-style-asian="normal" style:font-style-complex="normal"/>
    </style:style>
    <style:style style:name="T89" style:family="text">
      <style:text-properties officeooo:rsid="018cefeb" style:font-style-asian="normal" style:font-style-complex="normal"/>
    </style:style>
    <style:style style:name="T90" style:family="text">
      <style:text-properties officeooo:rsid="018e4cf6" style:font-style-asian="normal" style:font-style-complex="normal"/>
    </style:style>
    <style:style style:name="T91" style:family="text">
      <style:text-properties officeooo:rsid="018f05b9" style:font-style-asian="normal" style:font-style-complex="normal"/>
    </style:style>
    <style:style style:name="T92" style:family="text">
      <style:text-properties officeooo:rsid="018fde75" style:font-style-asian="normal" style:font-style-complex="normal"/>
    </style:style>
    <style:style style:name="T93" style:family="text">
      <style:text-properties officeooo:rsid="01907ae7" style:font-style-asian="normal" style:font-style-complex="normal"/>
    </style:style>
    <style:style style:name="T94" style:family="text">
      <style:text-properties officeooo:rsid="01914559" style:font-style-asian="normal" style:font-style-complex="normal"/>
    </style:style>
    <style:style style:name="T95" style:family="text">
      <style:text-properties officeooo:rsid="01930e6c" style:font-style-asian="normal" style:font-style-complex="normal"/>
    </style:style>
    <style:style style:name="T96" style:family="text">
      <style:text-properties officeooo:rsid="01965301" style:font-style-asian="normal" style:font-style-complex="normal"/>
    </style:style>
    <style:style style:name="T97" style:family="text">
      <style:text-properties officeooo:rsid="0197d9e0" style:font-style-asian="normal" style:font-style-complex="normal"/>
    </style:style>
    <style:style style:name="T98" style:family="text">
      <style:text-properties officeooo:rsid="019881af" style:font-style-asian="normal" style:font-style-complex="normal"/>
    </style:style>
    <style:style style:name="T99" style:family="text">
      <style:text-properties officeooo:rsid="0199a550" style:font-style-asian="normal" style:font-style-complex="normal"/>
    </style:style>
    <style:style style:name="T100" style:family="text">
      <style:text-properties officeooo:rsid="0199c7e0" style:font-style-asian="normal" style:font-style-complex="normal"/>
    </style:style>
    <style:style style:name="T101" style:family="text">
      <style:text-properties officeooo:rsid="01a7d3cb" style:font-style-asian="normal" style:font-style-complex="normal"/>
    </style:style>
    <style:style style:name="T102" style:family="text">
      <style:text-properties officeooo:rsid="01abf003" style:font-style-asian="normal" style:font-style-complex="normal"/>
    </style:style>
    <style:style style:name="T103" style:family="text">
      <style:text-properties officeooo:rsid="01b0e75a" style:font-style-asian="normal" style:font-style-complex="normal"/>
    </style:style>
    <style:style style:name="T104" style:family="text">
      <style:text-properties officeooo:rsid="01b1ea9a" style:font-style-asian="normal" style:font-style-complex="normal"/>
    </style:style>
    <style:style style:name="T105" style:family="text">
      <style:text-properties officeooo:rsid="01b78dca" style:font-style-asian="normal" style:font-style-complex="normal"/>
    </style:style>
    <style:style style:name="T106" style:family="text">
      <style:text-properties officeooo:rsid="01b84b54" style:font-style-asian="normal" style:font-style-complex="normal"/>
    </style:style>
    <style:style style:name="T107" style:family="text">
      <style:text-properties officeooo:rsid="01b867d8" style:font-style-asian="normal" style:font-style-complex="normal"/>
    </style:style>
    <style:style style:name="T108" style:family="text">
      <style:text-properties officeooo:rsid="01bb5cb1" style:font-style-asian="normal" style:font-style-complex="normal"/>
    </style:style>
    <style:style style:name="T109" style:family="text">
      <style:text-properties officeooo:rsid="01bc091a" style:font-style-asian="normal" style:font-style-complex="normal"/>
    </style:style>
    <style:style style:name="T110" style:family="text">
      <style:text-properties officeooo:rsid="01c12df3" style:font-style-asian="normal" style:font-style-complex="normal"/>
    </style:style>
    <style:style style:name="T111" style:family="text">
      <style:text-properties officeooo:rsid="01c3146a" style:font-style-asian="normal" style:font-style-complex="normal"/>
    </style:style>
    <style:style style:name="T112" style:family="text">
      <style:text-properties officeooo:rsid="01c371a0" style:font-style-asian="normal" style:font-style-complex="normal"/>
    </style:style>
    <style:style style:name="T113" style:family="text">
      <style:text-properties officeooo:rsid="01c3d177" style:font-style-asian="normal" style:font-style-complex="normal"/>
    </style:style>
    <style:style style:name="T114" style:family="text">
      <style:text-properties officeooo:rsid="01c8ac8d" style:font-style-asian="normal" style:font-style-complex="normal"/>
    </style:style>
    <style:style style:name="T115" style:family="text">
      <style:text-properties officeooo:rsid="01c8b362" style:font-style-asian="normal" style:font-style-complex="normal"/>
    </style:style>
    <style:style style:name="T116" style:family="text">
      <style:text-properties officeooo:rsid="01c9d478" style:font-style-asian="normal" style:font-style-complex="normal"/>
    </style:style>
    <style:style style:name="T117" style:family="text">
      <style:text-properties officeooo:rsid="01ca48b2" style:font-style-asian="normal" style:font-style-complex="normal"/>
    </style:style>
    <style:style style:name="T118" style:family="text">
      <style:text-properties officeooo:rsid="01cb4ec3" style:font-style-asian="normal" style:font-style-complex="normal"/>
    </style:style>
    <style:style style:name="T119" style:family="text">
      <style:text-properties officeooo:rsid="01cba96d" style:font-style-asian="normal" style:font-style-complex="normal"/>
    </style:style>
    <style:style style:name="T120" style:family="text">
      <style:text-properties officeooo:rsid="01cbec19" style:font-style-asian="normal" style:font-style-complex="normal"/>
    </style:style>
    <style:style style:name="T121" style:family="text">
      <style:text-properties officeooo:rsid="01cc3493" style:font-style-asian="normal" style:font-style-complex="normal"/>
    </style:style>
    <style:style style:name="T122" style:family="text">
      <style:text-properties officeooo:rsid="01cc5487" style:font-style-asian="normal" style:font-style-complex="normal"/>
    </style:style>
    <style:style style:name="T123" style:family="text">
      <style:text-properties officeooo:rsid="01ccac4c" style:font-style-asian="normal" style:font-style-complex="normal"/>
    </style:style>
    <style:style style:name="T124" style:family="text">
      <style:text-properties officeooo:rsid="01ce8ea5" style:font-style-asian="normal" style:font-style-complex="normal"/>
    </style:style>
    <style:style style:name="T125" style:family="text">
      <style:text-properties officeooo:rsid="01d0368d" style:font-style-asian="normal" style:font-style-complex="normal"/>
    </style:style>
    <style:style style:name="T126" style:family="text">
      <style:text-properties officeooo:rsid="01d2342e" style:font-style-asian="normal" style:font-style-complex="normal"/>
    </style:style>
    <style:style style:name="T127" style:family="text">
      <style:text-properties officeooo:rsid="01d406ce" style:font-style-asian="normal" style:font-style-complex="normal"/>
    </style:style>
    <style:style style:name="T128" style:family="text">
      <style:text-properties officeooo:rsid="01d9850a" style:font-style-asian="normal" style:font-style-complex="normal"/>
    </style:style>
    <style:style style:name="T129" style:family="text">
      <style:text-properties officeooo:rsid="01db777e" style:font-style-asian="normal" style:font-style-complex="normal"/>
    </style:style>
    <style:style style:name="T130" style:family="text">
      <style:text-properties officeooo:rsid="01e1a41b" style:font-style-asian="normal" style:font-style-complex="normal"/>
    </style:style>
    <style:style style:name="T131" style:family="text">
      <style:text-properties officeooo:rsid="01e1c4d7" style:font-style-asian="normal" style:font-style-complex="normal"/>
    </style:style>
    <style:style style:name="T132" style:family="text">
      <style:text-properties officeooo:rsid="01e3317f" style:font-style-asian="normal" style:font-style-complex="normal"/>
    </style:style>
    <style:style style:name="T133" style:family="text">
      <style:text-properties officeooo:rsid="01eac62b" style:font-style-asian="normal" style:font-style-complex="normal"/>
    </style:style>
    <style:style style:name="T134" style:family="text">
      <style:text-properties officeooo:rsid="01ef4773" style:font-style-asian="normal" style:font-style-complex="normal"/>
    </style:style>
    <style:style style:name="T135" style:family="text">
      <style:text-properties officeooo:rsid="01f9731d" style:font-style-asian="normal" style:font-style-complex="normal"/>
    </style:style>
    <style:style style:name="T136" style:family="text">
      <style:text-properties officeooo:rsid="01fb56a8" style:font-style-asian="normal" style:font-style-complex="normal"/>
    </style:style>
    <style:style style:name="T137" style:family="text">
      <style:text-properties officeooo:rsid="01fc2791" style:font-style-asian="normal" style:font-style-complex="normal"/>
    </style:style>
    <style:style style:name="T138" style:family="text">
      <style:text-properties officeooo:rsid="01fecdd3" style:font-style-asian="normal" style:font-style-complex="normal"/>
    </style:style>
    <style:style style:name="T139" style:family="text">
      <style:text-properties officeooo:rsid="01ff1718" style:font-style-asian="normal" style:font-style-complex="normal"/>
    </style:style>
    <style:style style:name="T140" style:family="text">
      <style:text-properties officeooo:rsid="0200eb36" style:font-style-asian="normal" style:font-style-complex="normal"/>
    </style:style>
    <style:style style:name="T141" style:family="text">
      <style:text-properties officeooo:rsid="02010cf3" style:font-style-asian="normal" style:font-style-complex="normal"/>
    </style:style>
    <style:style style:name="T142" style:family="text">
      <style:text-properties officeooo:rsid="0202d85a" style:font-style-asian="normal" style:font-style-complex="normal"/>
    </style:style>
    <style:style style:name="T143" style:family="text">
      <style:text-properties officeooo:rsid="02048934" style:font-style-asian="normal" style:font-style-complex="normal"/>
    </style:style>
    <style:style style:name="T144" style:family="text">
      <style:text-properties officeooo:rsid="020adb4c" style:font-style-asian="normal" style:font-style-complex="normal"/>
    </style:style>
    <style:style style:name="T145" style:family="text">
      <style:text-properties officeooo:rsid="020bdbbb" style:font-style-asian="normal" style:font-style-complex="normal"/>
    </style:style>
    <style:style style:name="T146" style:family="text">
      <style:text-properties officeooo:rsid="020d3a8d" style:font-style-asian="normal" style:font-style-complex="normal"/>
    </style:style>
    <style:style style:name="T147" style:family="text">
      <style:text-properties officeooo:rsid="020dbfd0" style:font-style-asian="normal" style:font-style-complex="normal"/>
    </style:style>
    <style:style style:name="T148" style:family="text">
      <style:text-properties officeooo:rsid="00963aff" style:font-style-asian="normal" style:font-style-complex="normal"/>
    </style:style>
    <style:style style:name="T149" style:family="text">
      <style:text-properties officeooo:rsid="02100133" style:font-style-asian="normal" style:font-style-complex="normal"/>
    </style:style>
    <style:style style:name="T150" style:family="text">
      <style:text-properties officeooo:rsid="0211add1" style:font-style-asian="normal" style:font-style-complex="normal"/>
    </style:style>
    <style:style style:name="T151" style:family="text">
      <style:text-properties officeooo:rsid="02137276" style:font-style-asian="normal" style:font-style-complex="normal"/>
    </style:style>
    <style:style style:name="T152" style:family="text">
      <style:text-properties officeooo:rsid="02173e70" style:font-style-asian="normal" style:font-style-complex="normal"/>
    </style:style>
    <style:style style:name="T153" style:family="text">
      <style:text-properties officeooo:rsid="021a3bc4" style:font-style-asian="normal" style:font-style-complex="normal"/>
    </style:style>
    <style:style style:name="T154" style:family="text">
      <style:text-properties officeooo:rsid="021db7f9" style:font-style-asian="normal" style:font-style-complex="normal"/>
    </style:style>
    <style:style style:name="T155" style:family="text">
      <style:text-properties officeooo:rsid="021edd17" style:font-style-asian="normal" style:font-style-complex="normal"/>
    </style:style>
    <style:style style:name="T156" style:family="text">
      <style:text-properties officeooo:rsid="022175e9" style:font-style-asian="normal" style:font-style-complex="normal"/>
    </style:style>
    <style:style style:name="T157" style:family="text">
      <style:text-properties officeooo:rsid="02256763" style:font-style-asian="normal" style:font-style-complex="normal"/>
    </style:style>
    <style:style style:name="T158" style:family="text">
      <style:text-properties officeooo:rsid="0229bb27" style:font-style-asian="normal" style:font-style-complex="normal"/>
    </style:style>
    <style:style style:name="T159" style:family="text">
      <style:text-properties officeooo:rsid="022a6311" style:font-style-asian="normal" style:font-style-complex="normal"/>
    </style:style>
    <style:style style:name="T160" style:family="text">
      <style:text-properties officeooo:rsid="022bcbe0" style:font-style-asian="normal" style:font-style-complex="normal"/>
    </style:style>
    <style:style style:name="T161" style:family="text">
      <style:text-properties officeooo:rsid="022f2851" style:font-style-asian="normal" style:font-style-complex="normal"/>
    </style:style>
    <style:style style:name="T162" style:family="text">
      <style:text-properties officeooo:rsid="02310bb7" style:font-style-asian="normal" style:font-style-complex="normal"/>
    </style:style>
    <style:style style:name="T163" style:family="text">
      <style:text-properties officeooo:rsid="0233864d" style:font-style-asian="normal" style:font-style-complex="normal"/>
    </style:style>
    <style:style style:name="T164" style:family="text">
      <style:text-properties officeooo:rsid="023b747b" style:font-style-asian="normal" style:font-style-complex="normal"/>
    </style:style>
    <style:style style:name="T165" style:family="text">
      <style:text-properties officeooo:rsid="023c09e7" style:font-style-asian="normal" style:font-style-complex="normal"/>
    </style:style>
    <style:style style:name="T166" style:family="text">
      <style:text-properties officeooo:rsid="023c9119" style:font-style-asian="normal" style:font-style-complex="normal"/>
    </style:style>
    <style:style style:name="T167" style:family="text">
      <style:text-properties officeooo:rsid="023dc694" style:font-style-asian="normal" style:font-style-complex="normal"/>
    </style:style>
    <style:style style:name="T168" style:family="text">
      <style:text-properties officeooo:rsid="00cde605" style:font-style-asian="normal" style:font-weight-asian="normal" style:font-style-complex="normal" style:font-weight-complex="normal"/>
    </style:style>
    <style:style style:name="T169" style:family="text">
      <style:text-properties officeooo:rsid="019c0e82" style:font-style-asian="normal" style:font-weight-asian="normal" style:font-style-complex="normal" style:font-weight-complex="normal"/>
    </style:style>
    <style:style style:name="T170" style:family="text">
      <style:text-properties officeooo:rsid="019da341" style:font-style-asian="normal" style:font-weight-asian="normal" style:font-style-complex="normal" style:font-weight-complex="normal"/>
    </style:style>
    <style:style style:name="T171" style:family="text">
      <style:text-properties officeooo:rsid="019ef7a4" style:font-style-asian="normal" style:font-weight-asian="normal" style:font-style-complex="normal" style:font-weight-complex="normal"/>
    </style:style>
    <style:style style:name="T172" style:family="text">
      <style:text-properties officeooo:rsid="019f1a26" style:font-style-asian="normal" style:font-weight-asian="normal" style:font-style-complex="normal" style:font-weight-complex="normal"/>
    </style:style>
    <style:style style:name="T173" style:family="text">
      <style:text-properties officeooo:rsid="01a2948a" style:font-style-asian="normal" style:font-weight-asian="normal" style:font-style-complex="normal" style:font-weight-complex="normal"/>
    </style:style>
    <style:style style:name="T174" style:family="text">
      <style:text-properties officeooo:rsid="01a50c48" style:font-style-asian="normal" style:font-weight-asian="normal" style:font-style-complex="normal" style:font-weight-complex="normal"/>
    </style:style>
    <style:style style:name="T175" style:family="text">
      <style:text-properties officeooo:rsid="01ba3681" style:font-style-asian="normal" style:font-weight-asian="normal" style:font-style-complex="normal" style:font-weight-complex="normal"/>
    </style:style>
    <style:style style:name="T176" style:family="text">
      <style:text-properties officeooo:rsid="01c1b825" style:font-style-asian="normal" style:font-weight-asian="normal" style:font-style-complex="normal" style:font-weight-complex="normal"/>
    </style:style>
    <style:style style:name="T177" style:family="text">
      <style:text-properties officeooo:rsid="021cfc43" style:font-style-asian="normal" style:font-weight-asian="bold" style:font-style-complex="normal" style:font-weight-complex="bold"/>
    </style:style>
    <style:style style:name="T178" style:family="text">
      <style:text-properties officeooo:rsid="00492a63"/>
    </style:style>
    <style:style style:name="T179" style:family="text">
      <style:text-properties officeooo:rsid="00390995" style:font-size-asian="12pt" style:font-size-complex="12pt"/>
    </style:style>
    <style:style style:name="T180" style:family="text">
      <style:text-properties officeooo:rsid="003b7b96" style:font-size-asian="12pt" style:font-size-complex="12pt"/>
    </style:style>
    <style:style style:name="T181" style:family="text">
      <style:text-properties officeooo:rsid="0085c5a1" style:font-size-asian="12pt" style:font-size-complex="12pt"/>
    </style:style>
    <style:style style:name="T182" style:family="text">
      <style:text-properties officeooo:rsid="00927bcd" style:font-size-asian="12pt" style:font-size-complex="12pt"/>
    </style:style>
    <style:style style:name="T183" style:family="text">
      <style:text-properties officeooo:rsid="01593aee" style:font-size-asian="12pt" style:font-size-complex="12pt"/>
    </style:style>
    <style:style style:name="T184" style:family="text">
      <style:text-properties officeooo:rsid="0181339f" style:font-size-asian="12pt" style:font-size-complex="12pt"/>
    </style:style>
    <style:style style:name="T185" style:family="text">
      <style:text-properties officeooo:rsid="01b00e5e" style:font-size-asian="12pt" style:font-size-complex="12pt"/>
    </style:style>
    <style:style style:name="T186" style:family="text">
      <style:text-properties officeooo:rsid="01b45bad" style:font-size-asian="12pt" style:font-size-complex="12pt"/>
    </style:style>
    <style:style style:name="T187" style:family="text">
      <style:text-properties officeooo:rsid="01b6279b" style:font-size-asian="12pt" style:font-size-complex="12pt"/>
    </style:style>
    <style:style style:name="T188" style:family="text">
      <style:text-properties officeooo:rsid="01b78dca" style:font-size-asian="12pt" style:font-size-complex="12pt"/>
    </style:style>
    <style:style style:name="T189" style:family="text">
      <style:text-properties officeooo:rsid="01b84b54" style:font-size-asian="12pt" style:font-size-complex="12pt"/>
    </style:style>
    <style:style style:name="T190" style:family="text">
      <style:text-properties officeooo:rsid="01ba3681" style:font-size-asian="12pt" style:font-size-complex="12pt"/>
    </style:style>
    <style:style style:name="T191" style:family="text">
      <style:text-properties officeooo:rsid="01c6f810" style:font-size-asian="12pt" style:font-size-complex="12pt"/>
    </style:style>
    <style:style style:name="T192" style:family="text">
      <style:text-properties officeooo:rsid="01c8ac8d" style:font-size-asian="12pt" style:font-size-complex="12pt"/>
    </style:style>
    <style:style style:name="T193" style:family="text">
      <style:text-properties officeooo:rsid="021cfc43" style:font-size-asian="12pt" style:font-weight-asian="bold" style:font-size-complex="12pt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officeooo:rsid="021cfc43" style:font-weight-asian="bold" style:font-weight-complex="bold"/>
    </style:style>
    <style:style style:name="T196" style:family="text">
      <style:text-properties officeooo:rsid="003d720f" style:font-name-asian="TakaoPGothic" style:font-style-asian="normal" style:font-name-complex="TakaoPGothic" style:font-style-complex="normal"/>
    </style:style>
    <style:style style:name="T197" style:family="text">
      <style:text-properties style:font-weight-asian="bold" style:font-weight-complex="bold"/>
    </style:style>
    <style:style style:name="T198" style:family="text">
      <style:text-properties officeooo:rsid="00a4e4d3" style:font-weight-asian="bold" style:font-weight-complex="bold"/>
    </style:style>
    <style:style style:name="T199" style:family="text">
      <style:text-properties officeooo:rsid="01dea2e4" style:font-weight-asian="bold" style:font-weight-complex="bold"/>
    </style:style>
    <style:style style:name="T200" style:family="text">
      <style:text-properties officeooo:rsid="01e1a41b" style:font-weight-asian="bold" style:font-weight-complex="bold"/>
    </style:style>
    <style:style style:name="T201" style:family="text">
      <style:text-properties officeooo:rsid="021cfc43" style:font-weight-asian="bold" style:font-weight-complex="bold"/>
    </style:style>
    <style:style style:name="T202" style:family="text">
      <style:text-properties officeooo:rsid="008713b9"/>
    </style:style>
    <style:style style:name="T203" style:family="text">
      <style:text-properties officeooo:rsid="008e2547"/>
    </style:style>
    <style:style style:name="T204" style:family="text">
      <style:text-properties officeooo:rsid="009ee430"/>
    </style:style>
    <style:style style:name="T205" style:family="text">
      <style:text-properties style:text-position="super 58%" officeooo:rsid="009ee430"/>
    </style:style>
    <style:style style:name="T206" style:family="text">
      <style:text-properties style:text-position="super 58%" fo:font-size="14pt" officeooo:rsid="009ee430" style:font-size-asian="14pt" style:font-size-complex="14pt"/>
    </style:style>
    <style:style style:name="T207" style:family="text">
      <style:text-properties style:text-position="super 58%" officeooo:rsid="0186f537"/>
    </style:style>
    <style:style style:name="T208" style:family="text">
      <style:text-properties style:text-position="super 58%" officeooo:rsid="00d468e7"/>
    </style:style>
    <style:style style:name="T209" style:family="text">
      <style:text-properties style:text-position="super 58%" officeooo:rsid="01bc091a" style:font-style-asian="normal" style:font-style-complex="normal"/>
    </style:style>
    <style:style style:name="T210" style:family="text">
      <style:text-properties style:text-position="super 58%" officeooo:rsid="01c3146a"/>
    </style:style>
    <style:style style:name="T211" style:family="text">
      <style:text-properties officeooo:rsid="009f18c9"/>
    </style:style>
    <style:style style:name="T212" style:family="text">
      <style:text-properties fo:font-weight="normal" officeooo:rsid="001d7e4d"/>
    </style:style>
    <style:style style:name="T213" style:family="text">
      <style:text-properties fo:font-weight="normal" officeooo:rsid="001f3e17"/>
    </style:style>
    <style:style style:name="T214" style:family="text">
      <style:text-properties fo:font-weight="normal" officeooo:rsid="0033758a"/>
    </style:style>
    <style:style style:name="T215" style:family="text">
      <style:text-properties fo:font-weight="normal" style:font-weight-asian="bold" style:font-weight-complex="bold"/>
    </style:style>
    <style:style style:name="T216" style:family="text">
      <style:text-properties fo:font-weight="normal" officeooo:rsid="001f3e17" style:font-weight-asian="bold" style:font-weight-complex="bold"/>
    </style:style>
    <style:style style:name="T217" style:family="text">
      <style:text-properties fo:font-weight="normal" officeooo:rsid="008424a9" style:font-weight-asian="bold" style:font-weight-complex="bold"/>
    </style:style>
    <style:style style:name="T218" style:family="text">
      <style:text-properties fo:font-weight="normal" officeooo:rsid="0085ae84" style:font-weight-asian="bold" style:font-weight-complex="bold"/>
    </style:style>
    <style:style style:name="T219" style:family="text">
      <style:text-properties fo:font-weight="normal" officeooo:rsid="0085c5a1" style:font-weight-asian="bold" style:font-weight-complex="bold"/>
    </style:style>
    <style:style style:name="T220" style:family="text">
      <style:text-properties fo:font-weight="normal" officeooo:rsid="0089fd39" style:font-weight-asian="bold" style:font-weight-complex="bold"/>
    </style:style>
    <style:style style:name="T221" style:family="text">
      <style:text-properties fo:font-weight="normal" officeooo:rsid="00a4e4d3" style:font-weight-asian="bold" style:font-weight-complex="bold"/>
    </style:style>
    <style:style style:name="T222" style:family="text">
      <style:text-properties fo:font-weight="normal" officeooo:rsid="00a6a2f4" style:font-weight-asian="bold" style:font-weight-complex="bold"/>
    </style:style>
    <style:style style:name="T223" style:family="text">
      <style:text-properties fo:font-weight="normal" officeooo:rsid="00a6d4f2" style:font-weight-asian="bold" style:font-weight-complex="bold"/>
    </style:style>
    <style:style style:name="T224" style:family="text">
      <style:text-properties fo:font-weight="normal" officeooo:rsid="00dd899c" style:font-weight-asian="bold" style:font-weight-complex="bold"/>
    </style:style>
    <style:style style:name="T225" style:family="text">
      <style:text-properties fo:font-weight="normal" officeooo:rsid="012c906d" style:font-weight-asian="bold" style:font-weight-complex="bold"/>
    </style:style>
    <style:style style:name="T226" style:family="text">
      <style:text-properties fo:font-weight="normal" officeooo:rsid="01397ede" style:font-weight-asian="bold" style:font-weight-complex="bold"/>
    </style:style>
    <style:style style:name="T227" style:family="text">
      <style:text-properties fo:font-weight="normal" officeooo:rsid="0159d9ea" style:font-weight-asian="bold" style:font-weight-complex="bold"/>
    </style:style>
    <style:style style:name="T228" style:family="text">
      <style:text-properties fo:font-weight="normal" officeooo:rsid="01546900" style:font-weight-asian="bold" style:font-weight-complex="bold"/>
    </style:style>
    <style:style style:name="T229" style:family="text">
      <style:text-properties fo:font-weight="normal" officeooo:rsid="015896bf" style:font-weight-asian="bold" style:font-weight-complex="bold"/>
    </style:style>
    <style:style style:name="T230" style:family="text">
      <style:text-properties fo:font-weight="normal" officeooo:rsid="01513f04" style:font-weight-asian="bold" style:font-weight-complex="bold"/>
    </style:style>
    <style:style style:name="T231" style:family="text">
      <style:text-properties fo:font-weight="normal" officeooo:rsid="0150ed0c" style:font-weight-asian="bold" style:font-weight-complex="bold"/>
    </style:style>
    <style:style style:name="T232" style:family="text">
      <style:text-properties fo:font-weight="normal" officeooo:rsid="0155d760" style:font-weight-asian="bold" style:font-weight-complex="bold"/>
    </style:style>
    <style:style style:name="T233" style:family="text">
      <style:text-properties fo:font-weight="normal" officeooo:rsid="01571161" style:font-weight-asian="bold" style:font-weight-complex="bold"/>
    </style:style>
    <style:style style:name="T234" style:family="text">
      <style:text-properties fo:font-weight="normal" officeooo:rsid="0155da08" style:font-weight-asian="bold" style:font-weight-complex="bold"/>
    </style:style>
    <style:style style:name="T235" style:family="text">
      <style:text-properties fo:font-weight="normal" officeooo:rsid="0176da67" style:font-weight-asian="bold" style:font-weight-complex="bold"/>
    </style:style>
    <style:style style:name="T236" style:family="text">
      <style:text-properties fo:font-weight="normal" officeooo:rsid="017b58ea" style:font-weight-asian="bold" style:font-weight-complex="bold"/>
    </style:style>
    <style:style style:name="T237" style:family="text">
      <style:text-properties fo:font-weight="normal" officeooo:rsid="017d9539" style:font-weight-asian="bold" style:font-weight-complex="bold"/>
    </style:style>
    <style:style style:name="T238" style:family="text">
      <style:text-properties fo:font-weight="normal" officeooo:rsid="017e6cae" style:font-weight-asian="bold" style:font-weight-complex="bold"/>
    </style:style>
    <style:style style:name="T239" style:family="text">
      <style:text-properties fo:font-weight="normal" officeooo:rsid="0216f886" style:font-weight-asian="bold" style:font-weight-complex="bold"/>
    </style:style>
    <style:style style:name="T240" style:family="text">
      <style:text-properties fo:font-weight="normal" officeooo:rsid="015896bf" style:font-style-asian="normal" style:font-weight-asian="bold" style:font-style-complex="normal" style:font-weight-complex="bold"/>
    </style:style>
    <style:style style:name="T241" style:family="text">
      <style:text-properties fo:font-weight="normal" officeooo:rsid="017d9539" style:font-style-asian="normal" style:font-weight-asian="bold" style:font-style-complex="normal" style:font-weight-complex="bold"/>
    </style:style>
    <style:style style:name="T242" style:family="text">
      <style:text-properties fo:font-weight="normal" officeooo:rsid="017d9539" style:font-style-asian="normal" style:font-style-complex="normal"/>
    </style:style>
    <style:style style:name="T243" style:family="text">
      <style:text-properties fo:font-weight="normal" officeooo:rsid="015896bf" style:font-style-asian="normal" style:font-style-complex="normal"/>
    </style:style>
    <style:style style:name="T244" style:family="text">
      <style:text-properties fo:font-weight="normal" officeooo:rsid="00c289b8"/>
    </style:style>
    <style:style style:name="T245" style:family="text">
      <style:text-properties fo:font-weight="normal" officeooo:rsid="00c3fb6e"/>
    </style:style>
    <style:style style:name="T246" style:family="text">
      <style:text-properties fo:font-weight="normal" officeooo:rsid="01d705c6" style:font-weight-asian="normal" style:font-weight-complex="normal"/>
    </style:style>
    <style:style style:name="T247" style:family="text">
      <style:text-properties fo:font-weight="normal" officeooo:rsid="01546900"/>
    </style:style>
    <style:style style:name="T248" style:family="text">
      <style:text-properties fo:font-weight="normal" officeooo:rsid="008424a9"/>
    </style:style>
    <style:style style:name="T249" style:family="text">
      <style:text-properties fo:font-weight="normal" officeooo:rsid="00a4e4d3"/>
    </style:style>
    <style:style style:name="T250" style:family="text">
      <style:text-properties fo:font-weight="normal" officeooo:rsid="0085ae84"/>
    </style:style>
    <style:style style:name="T251" style:family="text">
      <style:text-properties fo:font-weight="normal" officeooo:rsid="015896bf"/>
    </style:style>
    <style:style style:name="T252" style:family="text">
      <style:text-properties fo:font-weight="normal" officeooo:rsid="012c906d"/>
    </style:style>
    <style:style style:name="T253" style:family="text">
      <style:text-properties fo:font-weight="normal" officeooo:rsid="00a6a2f4"/>
    </style:style>
    <style:style style:name="T254" style:family="text">
      <style:text-properties fo:font-weight="normal" officeooo:rsid="00a6d4f2"/>
    </style:style>
    <style:style style:name="T255" style:family="text">
      <style:text-properties fo:font-weight="normal" officeooo:rsid="01397ede"/>
    </style:style>
    <style:style style:name="T256" style:family="text">
      <style:text-properties fo:font-weight="normal" officeooo:rsid="017e6cae"/>
    </style:style>
    <style:style style:name="T257" style:family="text">
      <style:text-properties fo:font-weight="normal" officeooo:rsid="01513f04"/>
    </style:style>
    <style:style style:name="T258" style:family="text">
      <style:text-properties fo:font-weight="normal" officeooo:rsid="0150ed0c"/>
    </style:style>
    <style:style style:name="T259" style:family="text">
      <style:text-properties fo:font-weight="normal" officeooo:rsid="017d9539"/>
    </style:style>
    <style:style style:name="T260" style:family="text">
      <style:text-properties fo:font-weight="normal" officeooo:rsid="0085c5a1"/>
    </style:style>
    <style:style style:name="T261" style:family="text">
      <style:text-properties fo:font-weight="normal" officeooo:rsid="00dd899c"/>
    </style:style>
    <style:style style:name="T262" style:family="text">
      <style:text-properties fo:font-weight="normal" officeooo:rsid="0155d760"/>
    </style:style>
    <style:style style:name="T263" style:family="text">
      <style:text-properties fo:font-weight="normal" officeooo:rsid="0216f886"/>
    </style:style>
    <style:style style:name="T264" style:family="text">
      <style:text-properties fo:font-weight="normal" officeooo:rsid="01571161"/>
    </style:style>
    <style:style style:name="T265" style:family="text">
      <style:text-properties fo:font-weight="normal" officeooo:rsid="0089fd39"/>
    </style:style>
    <style:style style:name="T266" style:family="text">
      <style:text-properties fo:font-weight="normal" officeooo:rsid="0155da08"/>
    </style:style>
    <style:style style:name="T267" style:family="text">
      <style:text-properties officeooo:rsid="00a8a6bd"/>
    </style:style>
    <style:style style:name="T268" style:family="text">
      <style:text-properties officeooo:rsid="00cde605"/>
    </style:style>
    <style:style style:name="T269" style:family="text">
      <style:text-properties officeooo:rsid="00ce8c38"/>
    </style:style>
    <style:style style:name="T270" style:family="text">
      <style:text-properties officeooo:rsid="00d468e7"/>
    </style:style>
    <style:style style:name="T271" style:family="text">
      <style:text-properties officeooo:rsid="00d719c0"/>
    </style:style>
    <style:style style:name="T272" style:family="text">
      <style:text-properties officeooo:rsid="00de31d0"/>
    </style:style>
    <style:style style:name="T273" style:family="text">
      <style:text-properties style:text-position="0% 100%"/>
    </style:style>
    <style:style style:name="T274" style:family="text">
      <style:text-properties style:text-position="0% 100%" officeooo:rsid="00e75da4"/>
    </style:style>
    <style:style style:name="T275" style:family="text">
      <style:text-properties style:text-position="0% 100%" fo:font-style="italic" officeooo:rsid="00e9f29b" style:font-style-asian="italic" style:font-style-complex="italic"/>
    </style:style>
    <style:style style:name="T276" style:family="text">
      <style:text-properties style:text-position="0% 100%" fo:font-style="italic" officeooo:rsid="00eb2001" style:font-style-asian="italic" style:font-style-complex="italic"/>
    </style:style>
    <style:style style:name="T277" style:family="text">
      <style:text-properties style:text-position="0% 100%" fo:font-style="italic" officeooo:rsid="01e5df84" style:font-style-asian="italic" style:font-style-complex="italic"/>
    </style:style>
    <style:style style:name="T278" style:family="text">
      <style:text-properties style:text-position="0% 100%" fo:font-style="italic" officeooo:rsid="01e6fed3" style:font-style-asian="italic" style:font-style-complex="italic"/>
    </style:style>
    <style:style style:name="T279" style:family="text">
      <style:text-properties style:text-position="0% 100%" fo:font-style="italic" officeooo:rsid="01e925e3" style:font-style-asian="italic" style:font-style-complex="italic"/>
    </style:style>
    <style:style style:name="T280" style:family="text">
      <style:text-properties style:text-position="0% 100%" fo:font-style="italic" officeooo:rsid="01f07d9e" style:font-style-asian="italic" style:font-style-complex="italic"/>
    </style:style>
    <style:style style:name="T281" style:family="text">
      <style:text-properties style:text-position="0% 100%" fo:font-style="italic" officeooo:rsid="01f9731d" style:font-style-asian="italic" style:font-style-complex="italic"/>
    </style:style>
    <style:style style:name="T282" style:family="text">
      <style:text-properties style:text-position="0% 100%" fo:font-style="italic" officeooo:rsid="0227d905" style:font-style-asian="italic" style:font-style-complex="italic"/>
    </style:style>
    <style:style style:name="T283" style:family="text">
      <style:text-properties style:text-position="0% 100%" fo:font-style="italic" style:font-style-asian="italic" style:font-weight-asian="normal" style:font-style-complex="italic" style:font-weight-complex="normal"/>
    </style:style>
    <style:style style:name="T284" style:family="text">
      <style:text-properties style:text-position="0% 100%" fo:font-style="italic" officeooo:rsid="01e6fed3" style:font-style-asian="italic" style:font-weight-asian="normal" style:font-style-complex="italic" style:font-weight-complex="normal"/>
    </style:style>
    <style:style style:name="T285" style:family="text">
      <style:text-properties style:text-position="0% 100%" fo:font-style="italic" officeooo:rsid="00e9f29b" style:font-style-asian="italic" style:font-weight-asian="normal" style:font-style-complex="italic" style:font-weight-complex="normal"/>
    </style:style>
    <style:style style:name="T286" style:family="text">
      <style:text-properties style:text-position="0% 100%" fo:font-style="italic" officeooo:rsid="01f07d9e" style:font-style-asian="italic" style:font-weight-asian="normal" style:font-style-complex="italic" style:font-weight-complex="normal"/>
    </style:style>
    <style:style style:name="T287" style:family="text">
      <style:text-properties style:text-position="0% 100%" fo:font-style="italic" officeooo:rsid="0227d905" style:font-style-asian="italic" style:font-weight-asian="normal" style:font-style-complex="italic" style:font-weight-complex="normal"/>
    </style:style>
    <style:style style:name="T288" style:family="text">
      <style:text-properties style:text-position="0% 100%" fo:font-style="italic" fo:font-weight="bold" officeooo:rsid="00e9f29b" style:font-style-asian="italic" style:font-weight-asian="bold" style:font-style-complex="italic" style:font-weight-complex="bold"/>
    </style:style>
    <style:style style:name="T289" style:family="text">
      <style:text-properties style:text-position="0% 100%" fo:font-style="italic" officeooo:rsid="01e7c30c" style:font-name-asian="Noto Sans CJK SC Regular" style:font-style-asian="italic" style:font-name-complex="FreeSans" style:font-style-complex="italic"/>
    </style:style>
    <style:style style:name="T290" style:family="text">
      <style:text-properties style:text-position="0% 100%" fo:font-style="italic" officeooo:rsid="01f07d9e" style:font-name-asian="Noto Sans CJK SC Regular" style:font-style-asian="italic" style:font-name-complex="FreeSans" style:font-style-complex="italic"/>
    </style:style>
    <style:style style:name="T291" style:family="text">
      <style:text-properties style:text-position="0% 100%" fo:font-style="italic" officeooo:rsid="0227d905" style:font-name-asian="Noto Sans CJK SC Regular" style:font-style-asian="italic" style:font-name-complex="FreeSans" style:font-style-complex="italic"/>
    </style:style>
    <style:style style:name="T292" style:family="text">
      <style:text-properties style:text-position="0% 100%" officeooo:rsid="00e9f29b"/>
    </style:style>
    <style:style style:name="T293" style:family="text">
      <style:text-properties style:text-position="0% 100%" officeooo:rsid="00e9f29b" style:font-style-asian="normal" style:font-style-complex="normal"/>
    </style:style>
    <style:style style:name="T294" style:family="text">
      <style:text-properties style:text-position="0% 100%" officeooo:rsid="01e6fed3" style:font-style-asian="normal" style:font-style-complex="normal"/>
    </style:style>
    <style:style style:name="T295" style:family="text">
      <style:text-properties style:text-position="0% 100%" officeooo:rsid="01e5df84" style:font-style-asian="normal" style:font-style-complex="normal"/>
    </style:style>
    <style:style style:name="T296" style:family="text">
      <style:text-properties style:text-position="0% 100%" style:font-style-asian="normal" style:font-weight-asian="normal" style:font-style-complex="normal" style:font-weight-complex="normal"/>
    </style:style>
    <style:style style:name="T297" style:family="text">
      <style:text-properties style:text-position="0% 100%" fo:font-weight="bold" officeooo:rsid="00e9f29b" style:font-weight-asian="bold" style:font-weight-complex="bold"/>
    </style:style>
    <style:style style:name="T298" style:family="text">
      <style:text-properties style:text-position="0% 100%" fo:font-weight="bold" officeooo:rsid="01e6fed3" style:font-weight-asian="bold" style:font-weight-complex="bold"/>
    </style:style>
    <style:style style:name="T299" style:family="text">
      <style:text-properties style:text-position="0% 100%" fo:font-weight="bold" officeooo:rsid="01e6fed3" style:font-style-asian="normal" style:font-weight-asian="bold" style:font-style-complex="normal" style:font-weight-complex="bold"/>
    </style:style>
    <style:style style:name="T300" style:family="text">
      <style:text-properties style:text-position="0% 100%" officeooo:rsid="01e5df84"/>
    </style:style>
    <style:style style:name="T301" style:family="text">
      <style:text-properties style:text-position="0% 100%" fo:font-style="normal" style:font-style-asian="normal" style:font-style-complex="normal"/>
    </style:style>
    <style:style style:name="T302" style:family="text">
      <style:text-properties style:text-position="0% 100%" fo:font-style="normal" officeooo:rsid="00ed430e" style:font-style-asian="normal" style:font-style-complex="normal"/>
    </style:style>
    <style:style style:name="T303" style:family="text">
      <style:text-properties style:text-position="0% 100%" fo:font-style="normal" officeooo:rsid="00e75da4" style:font-style-asian="normal" style:font-style-complex="normal"/>
    </style:style>
    <style:style style:name="T304" style:family="text">
      <style:text-properties style:text-position="0% 100%" fo:font-style="normal" officeooo:rsid="00eb2001" style:font-style-asian="normal" style:font-style-complex="normal"/>
    </style:style>
    <style:style style:name="T305" style:family="text">
      <style:text-properties style:text-position="0% 100%" fo:font-style="normal" officeooo:rsid="01f5804d" style:font-style-asian="normal" style:font-style-complex="normal"/>
    </style:style>
    <style:style style:name="T306" style:family="text">
      <style:text-properties style:text-position="0% 100%" officeooo:rsid="01e6fed3"/>
    </style:style>
    <style:style style:name="T307" style:family="text">
      <style:text-properties style:text-position="0% 100%" style:font-name="Symbola" officeooo:rsid="01e6fed3" style:font-name-asian="Symbola" style:font-style-asian="normal" style:font-weight-asian="normal" style:font-name-complex="Symbola" style:font-style-complex="normal" style:font-weight-complex="normal"/>
    </style:style>
    <style:style style:name="T308" style:family="text">
      <style:text-properties style:text-position="0% 100%" style:font-name="Symbola" fo:font-size="10pt" officeooo:rsid="01e7c30c" style:font-name-asian="Symbola" style:font-size-asian="10pt" style:font-name-complex="Symbola" style:font-size-complex="10pt"/>
    </style:style>
    <style:style style:name="T309" style:family="text">
      <style:text-properties style:text-position="0% 100%" officeooo:rsid="01e7c30c" style:font-name-asian="Noto Sans CJK SC Regular" style:font-name-complex="FreeSans"/>
    </style:style>
    <style:style style:name="T310" style:family="text">
      <style:text-properties style:text-position="0% 100%" officeooo:rsid="01f5804d"/>
    </style:style>
    <style:style style:name="T311" style:family="text">
      <style:text-properties style:text-position="0% 100%" officeooo:rsid="0205ce88"/>
    </style:style>
    <style:style style:name="T312" style:family="text">
      <style:text-properties style:text-position="0% 100%" officeooo:rsid="0227d905"/>
    </style:style>
    <style:style style:name="T313" style:family="text">
      <style:text-properties officeooo:rsid="014830c4"/>
    </style:style>
    <style:style style:name="T314" style:family="text">
      <style:text-properties officeooo:rsid="01593aee"/>
    </style:style>
    <style:style style:name="T315" style:family="text">
      <style:text-properties fo:font-variant="normal" fo:text-transform="none" fo:color="#24292e" style:font-name="Symbola1" fo:font-size="12pt" fo:letter-spacing="normal" fo:font-style="normal" fo:font-weight="normal" officeooo:rsid="00963aff" style:font-size-asian="12pt" style:font-size-complex="12pt"/>
    </style:style>
    <style:style style:name="T316" style:family="text">
      <style:text-properties fo:font-variant="normal" fo:text-transform="none" fo:color="#24292e" style:font-name="Symbola1" fo:font-size="12pt" fo:letter-spacing="normal" fo:font-style="normal" fo:font-weight="normal" officeooo:rsid="0186f537" style:font-size-asian="12pt" style:font-size-complex="12pt"/>
    </style:style>
    <style:style style:name="T317" style:family="text">
      <style:text-properties fo:font-variant="normal" fo:text-transform="none" fo:color="#24292e" style:font-name="Symbola1" fo:font-size="12pt" fo:letter-spacing="normal" fo:font-style="italic" fo:font-weight="normal" officeooo:rsid="00963aff" style:font-size-asian="12pt" style:font-style-asian="italic" style:font-size-complex="12pt" style:font-style-complex="italic"/>
    </style:style>
    <style:style style:name="T318" style:family="text">
      <style:text-properties style:font-name="Symbola1" fo:font-style="normal" style:text-underline-style="none" fo:font-weight="normal" style:font-style-asian="normal" style:font-weight-asian="normal" style:font-style-complex="normal" style:font-weight-complex="normal"/>
    </style:style>
    <style:style style:name="T319" style:family="text">
      <style:text-properties style:font-name="Symbola1" fo:font-style="normal" style:text-underline-style="none" fo:font-weight="normal" officeooo:rsid="01728e54" style:font-style-asian="normal" style:font-weight-asian="normal" style:font-style-complex="normal" style:font-weight-complex="normal"/>
    </style:style>
    <style:style style:name="T320" style:family="text">
      <style:text-properties style:font-name="Symbola1" fo:font-style="normal" style:text-underline-style="none" fo:font-weight="normal" officeooo:rsid="0186f537" style:font-style-asian="normal" style:font-weight-asian="normal" style:font-style-complex="normal" style:font-weight-complex="normal"/>
    </style:style>
    <style:style style:name="T321" style:family="text">
      <style:text-properties style:font-name="Symbola1" fo:font-style="normal" style:font-style-asian="normal" style:font-style-complex="normal"/>
    </style:style>
    <style:style style:name="T322" style:family="text">
      <style:text-properties officeooo:rsid="0047dc7a" style:font-name-asian="Noto Sans CJK SC Regular" style:font-style-asian="normal" style:font-name-complex="FreeSans" style:font-style-complex="normal"/>
    </style:style>
    <style:style style:name="T323" style:family="text">
      <style:text-properties officeooo:rsid="0184ba46"/>
    </style:style>
    <style:style style:name="T324" style:family="text">
      <style:text-properties officeooo:rsid="0186f537"/>
    </style:style>
    <style:style style:name="T325" style:family="text">
      <style:text-properties officeooo:rsid="01a2012b"/>
    </style:style>
    <style:style style:name="T326" style:family="text">
      <style:text-properties officeooo:rsid="01c3146a"/>
    </style:style>
    <style:style style:name="T327" style:family="text">
      <style:text-properties style:font-weight-asian="normal" style:font-weight-complex="normal"/>
    </style:style>
    <style:style style:name="T328" style:family="text">
      <style:text-properties officeooo:rsid="01c3146a" style:font-weight-asian="normal" style:font-weight-complex="normal"/>
    </style:style>
    <style:style style:name="T329" style:family="text">
      <style:text-properties officeooo:rsid="021ad551"/>
    </style:style>
    <style:style style:name="T330" style:family="text">
      <style:text-properties officeooo:rsid="0224d283"/>
    </style:style>
    <style:style style:name="T331" style:family="text">
      <style:text-properties officeooo:rsid="02296c99"/>
    </style:style>
    <style:style style:name="T332" style:family="text">
      <style:text-properties officeooo:rsid="02355407"/>
    </style:style>
    <style:style style:name="T333" style:family="text">
      <style:text-properties officeooo:rsid="0235ca4a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opacity="10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4" text:outline-level="1"><text:span text:style-name="T267">AIList: an effective algorithm for searching </text:span>genomic <text:span text:style-name="T202">interval data</text:span></text:h>
      <text:p text:style-name="P80"/>
      <text:p text:style-name="P82">Jianglin Feng<text:span text:style-name="T206">1,2</text:span>, Aa<text:span text:style-name="T203">k</text:span>rosh Ratan<text:span text:style-name="T206">1</text:span>, and Nathan Sheffield<text:span text:style-name="T206">1,*</text:span></text:p>
      <text:p text:style-name="P82"/>
      <text:p text:style-name="P81"><text:span text:style-name="T206">1 </text:span>Center for Public Health Genomics, University of Virginia, Charlottesville, Virginia, VA 22908, USA; <text:span text:style-name="T206">2</text:span><text:span text:style-name="T205"> </text:span><text:span text:style-name="T204">Structure Solutions &amp; Scientific Computing, P.O. Box 69, Crozet, VA 22932, USA.</text:span></text:p>
      <text:p text:style-name="P81"/>
      <text:p text:style-name="P83">A<text:span text:style-name="T211">BSTRACT</text:span></text:p>
      <text:p text:style-name="P49"><text:span text:style-name="T197">Motivation: </text:span><text:span text:style-name="T212">Genomic data </text:span><text:span text:style-name="T213">are signals recorded</text:span><text:span text:style-name="T212"> </text:span><text:span text:style-name="T214">as intervals </text:span><text:span text:style-name="T212">on the genome coordinates.</text:span><text:span text:style-name="T213"> Interval-based </text:span><text:span text:style-name="T244">comparing</text:span><text:span text:style-name="T213"> operation is fundamental to nearly all genomic analysis. As the available genomic data rapidly grows, developing effective and dedicated algorithms for </text:span><text:span text:style-name="T245">search</text:span><text:span text:style-name="T213">ing this data becomes necessary. </text:span></text:p>
      <text:p text:style-name="P3"/>
      <text:p text:style-name="P49"><text:span text:style-name="T197">Results:</text:span><text:span text:style-name="T216"> </text:span><text:span text:style-name="T228">An</text:span><text:span text:style-name="T217"> </text:span><text:span text:style-name="T221">augmented interval-list</text:span><text:span text:style-name="T217"> </text:span><text:span text:style-name="T221">(AIList) </text:span><text:span text:style-name="T217">algorithm</text:span><text:span text:style-name="T218"> </text:span><text:span text:style-name="T229">is </text:span><text:span text:style-name="T225">presented</text:span><text:span text:style-name="T221">. </text:span><text:span text:style-name="T222">T</text:span><text:span text:style-name="T221">he interval list is </text:span><text:span text:style-name="T223">first</text:span><text:span text:style-name="T221"> sorted </text:span><text:span text:style-name="T223">by </text:span><text:span text:style-name="T226">interval</text:span><text:span text:style-name="T54"> </text:span><text:span text:style-name="T53">start, </text:span><text:span text:style-name="T241">then</text:span><text:span text:style-name="T223"> </text:span><text:span text:style-name="T238">partitioned</text:span><text:span text:style-name="T230"> into two approximately </text:span><text:span text:style-name="T231">normalized </text:span><text:span text:style-name="T237">sub-</text:span><text:span text:style-name="T230">lists, </text:span><text:span text:style-name="T237">and </text:span><text:span text:style-name="T230">then </text:span><text:span text:style-name="T219">an augmenting </text:span><text:span text:style-name="T224">list</text:span><text:span text:style-name="T219"> </text:span><text:span text:style-name="T223">of </text:span><text:span text:style-name="T240">the</text:span><text:span text:style-name="T223"> maximum </text:span><text:span text:style-name="T226">interval</text:span><text:span text:style-name="T54"> </text:span><text:span text:style-name="T53">end </text:span><text:span text:style-name="T223"><text:s/>is added </text:span><text:span text:style-name="T238">to each sub-list</text:span><text:span text:style-name="T219">. </text:span><text:span text:style-name="T230">The query time is </text:span><text:span text:style-name="T55">O(n+logN)</text:span><text:span text:style-name="T230">, where </text:span><text:span text:style-name="T55">n</text:span><text:span text:style-name="T230"> is the number of overlaps and </text:span><text:span text:style-name="T55">N</text:span><text:span text:style-name="T230"> is the size of the dataset. </text:span><text:span text:style-name="T232">Tested with genomic </text:span><text:span text:style-name="T239">interval</text:span><text:span text:style-name="T232"> datasets, <text:s/></text:span><text:span text:style-name="T233">code based on </text:span><text:span text:style-name="T229">this algorithm </text:span><text:span text:style-name="T233">run</text:span><text:span text:style-name="T229">s</text:span><text:span text:style-name="T233"> </text:span><text:span text:style-name="T232">significantly</text:span><text:span text:style-name="T219"> faster than</text:span><text:span text:style-name="T232"> </text:span><text:span text:style-name="T233">code </text:span><text:span text:style-name="T229">based </text:span><text:span text:style-name="T233">on </text:span><text:span text:style-name="T219">existing </text:span><text:span text:style-name="T220">algorithm</text:span><text:span text:style-name="T219">s </text:span><text:span text:style-name="T228">such as augmented interval-tree </text:span><text:span text:style-name="T234">(AITree)</text:span><text:span text:style-name="T228">, nested containment list </text:span><text:span text:style-name="T234">(NCList) </text:span><text:span text:style-name="T228">and R-tree</text:span><text:span text:style-name="T234">. </text:span><text:span text:style-name="T229"><text:s/></text:span></text:p>
      <text:p text:style-name="P44"/>
      <text:p text:style-name="P51"><text:span text:style-name="T198">A</text:span><text:span text:style-name="T197">vailability</text:span><text:span text:style-name="T215">: </text:span><text:span text:style-name="T235">http://github.com/databio/AIList</text:span></text:p>
      <text:p text:style-name="P45"/>
      <text:p text:style-name="P51"><text:span text:style-name="T197">Contact</text:span><text:span text:style-name="T215">: </text:span><text:a xlink:type="simple" xlink:href="mailto:nshelff@virginia.edu" text:style-name="Internet_20_link" text:visited-style-name="Visited_20_Internet_20_Link"><text:span text:style-name="T236">nsheff@virginia.edu</text:span></text:a><text:span text:style-name="T236"> </text:span></text:p>
      <text:p text:style-name="P45"/>
      <text:p text:style-name="P50"><text:span text:style-name="T197">Supplementary information</text:span><text:span text:style-name="T215">: </text:span><text:span text:style-name="T236">a</text:span><text:span text:style-name="T227">n alternative algorithm of AIList, </text:span><text:span text:style-name="T238">source code, </text:span><text:span text:style-name="T236">genomic data used in the study are</text:span><text:span text:style-name="T227"> </text:span><text:span text:style-name="T236">provided</text:span><text:span text:style-name="T227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9">1. Introduction</text:p>
      <text:p text:style-name="P48"><text:span text:style-name="T179">A genomic </text:span><text:span text:style-name="T182">interval</text:span><text:span text:style-name="T179"> is defined by two coordinates </text:span><text:span text:style-name="T180">that represent the </text:span><text:span text:style-name="T51">start </text:span><text:span text:style-name="T180">and </text:span><text:span text:style-name="T51">end</text:span><text:span text:style-name="T180"> location</text:span><text:span text:style-name="T181">s</text:span><text:span text:style-name="T180"> of a continuous signal on a chromosome. In general, an interval set can be collected </text:span><text:span text:style-name="T190">or integrated </text:span><text:span text:style-name="T180">from many experimental datasets and a</text:span><text:span text:style-name="T183">n</text:span><text:span text:style-name="T180"> interval may have attributes like signal level, tissue/cell type, chromatin state </text:span><text:span text:style-name="T185">etc. </text:span><text:span text:style-name="T186">The interval search becomes a problem when </text:span><text:span text:style-name="T187">the interval set possesses the coverage or containment relationship, i.e., one interval </text:span><text:span text:style-name="T189">c</text:span><text:span text:style-name="T190">ontain</text:span><text:span text:style-name="T187">s another interval; </text:span><text:span text:style-name="T189">which break</text:span><text:span text:style-name="T191">s</text:span><text:span text:style-name="T189"> the total order of the interval set: the </text:span><text:span text:style-name="T191">order </text:span><text:span text:style-name="T189"><text:s/>based on the </text:span><text:span text:style-name="T52">start</text:span><text:span text:style-name="T189"> is different from the </text:span><text:span text:style-name="T191">order</text:span><text:span text:style-name="T189"> based on the </text:span><text:span text:style-name="T52">end</text:span><text:span text:style-name="T189">.</text:span><text:span text:style-name="T193"> </text:span><text:span text:style-name="T188">T</text:span><text:span text:style-name="T180">he </text:span><text:span text:style-name="T184">general </text:span><text:span text:style-name="T180">interval search problem can be defined as </text:span><text:span text:style-name="T191">follow</text:span><text:span text:style-name="T192">s</text:span><text:span text:style-name="T184">:</text:span></text:p>
      <text:p text:style-name="P4"><text:tab/>Given a set <text:span text:style-name="T178">of </text:span><text:span text:style-name="T3">N</text:span><text:span text:style-name="T178"> intervals</text:span> <text:span text:style-name="T9">R </text:span><text:span text:style-name="T71">= {</text:span><text:span text:style-name="T1">r</text:span><text:span text:style-name="T62">1</text:span><text:span text:style-name="T1">, r</text:span><text:span text:style-name="T62">2</text:span><text:span text:style-name="T1">, …, r</text:span><text:span text:style-name="T62">N </text:span><text:span text:style-name="T71">} </text:span>and a query <text:span text:style-name="T323">interval </text:span><text:span text:style-name="T1">q</text:span>, find the subset <text:span text:style-name="T1">S</text:span> of <text:span text:style-name="T9">R</text:span><text:span text:style-name="T314"> </text:span>that intersect <text:span text:style-name="T1">q</text:span>: </text:p>
      <text:p text:style-name="P8"><text:tab/><text:tab/><text:span text:style-name="T2">S(q) <text:s/></text:span><text:span text:style-name="T72">=</text:span><text:span text:style-name="T2"> </text:span><text:span text:style-name="T72">{</text:span><text:span text:style-name="T2">r </text:span><text:span text:style-name="T196">∈</text:span><text:span text:style-name="T61">R</text:span><text:span text:style-name="T2"> </text:span><text:span text:style-name="T72">| (</text:span><text:span text:style-name="T2">r.start </text:span><text:span text:style-name="T69">&lt;</text:span><text:span text:style-name="T322"> </text:span><text:span text:style-name="T2">q.end <text:s/></text:span><text:span text:style-name="T70">˄</text:span><text:span text:style-name="T72"> </text:span><text:span text:style-name="T2"><text:s/>r.end </text:span><text:span text:style-name="T69">&gt;</text:span><text:span text:style-name="T68"> </text:span><text:span text:style-name="T2">q.start </text:span><text:span text:style-name="T72">)}</text:span></text:p>
      <text:p text:style-name="P26"><text:span text:style-name="T105">Following the literature </text:span><text:span text:style-name="T110">standard</text:span><text:span text:style-name="T105">, the</text:span><text:span text:style-name="T78"> interval</text:span><text:span text:style-name="T71"> </text:span><text:span text:style-name="T114">here </text:span><text:span text:style-name="T71">is defined as half open region </text:span><text:span text:style-name="T1">r </text:span><text:span text:style-name="T71">= [</text:span><text:span text:style-name="T1">start</text:span><text:span text:style-name="T71">, </text:span><text:span text:style-name="T1">end </text:span><text:span text:style-name="T102">)</text:span><text:span text:style-name="T71"> </text:span><text:span text:style-name="T79">and </text:span><text:span text:style-name="T81">th</text:span><text:span text:style-name="T80">e</text:span><text:span text:style-name="T79"> number of query intervals </text:span><text:span text:style-name="T81">is</text:span><text:span text:style-name="T79"> assumed </text:span><text:span text:style-name="T81">large.</text:span><text:span text:style-name="T79"> </text:span></text:p>
      <text:p text:style-name="P10"><text:span text:style-name="T72"><text:tab/></text:span><text:span text:style-name="T82">This is a fundamental problem in genomic data analysis</text:span><text:span text:style-name="T73"> </text:span><text:span text:style-name="T83">( </text:span><text:span text:style-name="T177">Giardine, B. et al., 2005; </text:span><text:span text:style-name="T155">Birney et al., 2006; Li, 2009</text:span><text:span text:style-name="T156">) </text:span><text:span text:style-name="T82">and several approaches have been developed </text:span><text:span text:style-name="T110">or practiced </text:span><text:span text:style-name="T156">(</text:span><text:span text:style-name="T83">Cormen et al., 2001; Kent et al., 2002; </text:span><text:span text:style-name="T84">Richardson, 2006; Alekseyenko etal., 2007; </text:span><text:span text:style-name="T154">Quinlan, A. and Hall, I., 2011; Neph, S., 2012</text:span><text:span text:style-name="T84">). Cu</text:span><text:span text:style-name="T85">r</text:span><text:span text:style-name="T84">rently, the nested containment list (NCList</text:span><text:span text:style-name="T85">)</text:span><text:span text:style-name="T84"> </text:span><text:span text:style-name="T85">by Alekseyenko et al.</text:span><text:span text:style-name="T84">, the augmented interval-tree (AITree) </text:span><text:span text:style-name="T85">by Cormen et al. </text:span><text:span text:style-name="T84">and the R-tree </text:span><text:span text:style-name="T85">by Kent et al. </text:span><text:span text:style-name="T84">have </text:span><text:span text:style-name="T85">gained popularity </text:span><text:span text:style-name="T88">and </text:span><text:span text:style-name="T91">practicality.</text:span><text:span text:style-name="T85"> </text:span><text:span text:style-name="T93">Comparing to the </text:span><text:span text:style-name="T107">naive</text:span><text:span text:style-name="T93"> solution that </text:span><text:span text:style-name="T106">sequentially </text:span><text:span text:style-name="T93">compares </text:span><text:span text:style-name="T96">each of the </text:span><text:span text:style-name="T15">N</text:span><text:span text:style-name="T93"> interval</text:span><text:span text:style-name="T96">s</text:span><text:span text:style-name="T93"> with the query, t</text:span><text:span text:style-name="T92">hese algorithms successfully </text:span><text:span text:style-name="T93">skip large portion of the comparison. </text:span><text:span text:style-name="T86">Their time complexities are O(log</text:span><text:span text:style-name="T12">N</text:span><text:span text:style-name="T86">+</text:span><text:span text:style-name="T12">n</text:span><text:span text:style-name="T86">+</text:span><text:span text:style-name="T12">m</text:span><text:span text:style-name="T86">)</text:span><text:span text:style-name="T85">, </text:span><text:span text:style-name="T86">where </text:span><text:span text:style-name="T12">n</text:span><text:span text:style-name="T86"> is the number of overlaps </text:span><text:span text:style-name="T87">(the query result </text:span><text:span text:style-name="T103">set</text:span><text:span text:style-name="T87">)</text:span><text:span text:style-name="T86"> and </text:span><text:span text:style-name="T12">m </text:span><text:span text:style-name="T86">is the average number of </text:span><text:span text:style-name="T12">extra</text:span><text:span text:style-name="T86"> comparisons that </text:span><text:span text:style-name="T87">are </text:span><text:span text:style-name="T86">made </text:span><text:span text:style-name="T103">in order </text:span><text:span text:style-name="T86">to get the </text:span><text:span text:style-name="T12">n</text:span><text:span text:style-name="T86"> over</text:span><text:span text:style-name="T87">la</text:span><text:span text:style-name="T86">ps; </text:span><text:span text:style-name="T110">and for genomic interval datasets, </text:span><text:span text:style-name="T17">N</text:span><text:span text:style-name="T110"> is usually several orders of magnitudes larger than </text:span><text:span text:style-name="T17">n</text:span><text:span text:style-name="T110"> or </text:span><text:span text:style-name="T17">m</text:span><text:span text:style-name="T110">. </text:span><text:span text:style-name="T98">Clearly,</text:span><text:span text:style-name="T94"> </text:span><text:span text:style-name="T14">m</text:span><text:span text:style-name="T94"> </text:span><text:span text:style-name="T98">is</text:span><text:span text:style-name="T97"> </text:span><text:span text:style-name="T94">the </text:span><text:span text:style-name="T98">main </text:span><text:span text:style-name="T94">difference among these algorithms </text:span><text:span text:style-name="T98">and it is resulted from different </text:span><text:span text:style-name="T100">source</text:span><text:span text:style-name="T98">s.</text:span><text:span text:style-name="T94"> </text:span><text:span text:style-name="T89">For NCList, if the query covers two or more sublists, then </text:span><text:span text:style-name="T13">extra</text:span><text:span text:style-name="T89"> binary searches are needed; for AITree, </text:span><text:span text:style-name="T98">one needs to compare all</text:span><text:span text:style-name="T89"> </text:span><text:span text:style-name="T98">interval </text:span><text:span text:style-name="T89">nodes marked </text:span><text:span text:style-name="T97">by the augmenting value </text:span><text:span text:style-name="T103">and </text:span><text:span text:style-name="T104">not all of them intersect the query</text:span><text:span text:style-name="T89">; </text:span><text:span text:style-name="T90">and for R-tree,</text:span><text:span text:style-name="T91"> </text:span><text:span text:style-name="T90">intervals in the found bin </text:span><text:span text:style-name="T103">are scanned, in which many intervals </text:span><text:span text:style-name="T90">may not overlap the query.</text:span><text:span text:style-name="T89"> </text:span></text:p>
      <text:p text:style-name="P9"><text:span text:style-name="T89"><text:tab/></text:span><text:span text:style-name="T94">In this paper, we present a new algorithm, </text:span><text:span text:style-name="T95">the augmented interval-list</text:span><text:span text:style-name="T94"> </text:span><text:span text:style-name="T95">(</text:span><text:span text:style-name="T94">AIList</text:span><text:span text:style-name="T95">),</text:span><text:span text:style-name="T94"> that can generally reduce the extra </text:span><text:span text:style-name="T99">number of </text:span><text:span text:style-name="T94">comparisons and thus achieve higher search efficiency. </text:span></text:p>
      <text:p text:style-name="P5"/>
      <text:p text:style-name="P66"><text:span text:style-name="T197">2. </text:span><text:span text:style-name="T200">AIList data structure and query algorithm</text:span></text:p>
      <text:p text:style-name="P70">2.1 A simple augmented interval list</text:p>
      <text:p text:style-name="P7"><text:soft-page-break/><text:span text:style-name="T268">Augmenting is a common way to extend the functionality of the basic data structures (Cormen et al., 2001). Here, the genomic interval data is directly treated as an </text:span><text:span text:style-name="T168">interval list </text:span><text:span text:style-name="T169">and then </text:span><text:span text:style-name="T170">it is </text:span><text:span text:style-name="T169">sorted by the </text:span><text:span text:style-name="T43">start</text:span><text:span text:style-name="T169">. The</text:span><text:span text:style-name="T170">n an augmenting value is added to each data element (interval). Two different augmenting values may be used: the </text:span><text:span text:style-name="T176">running </text:span><text:span text:style-name="T170">maximum</text:span><text:span text:style-name="T171"> </text:span><text:span text:style-name="T44">end</text:span><text:span text:style-name="T170"> value </text:span><text:span text:style-name="T44">MaxE</text:span><text:span text:style-name="T170">, or the </text:span><text:span text:style-name="T176">sorted</text:span><text:span text:style-name="T173"> </text:span><text:span text:style-name="T46">end</text:span><text:span text:style-name="T174"> </text:span><text:span text:style-name="T172">value </text:span><text:span text:style-name="T47">SortedE</text:span><text:span text:style-name="T170">. In the following </text:span><text:span text:style-name="T173">discussion</text:span><text:span text:style-name="T170">, we </text:span><text:span text:style-name="T171">will </text:span><text:span text:style-name="T173">use</text:span><text:span text:style-name="T171"> </text:span><text:span text:style-name="T45">MaxE</text:span><text:span text:style-name="T171">, which is similar to the interval tree </text:span><text:span text:style-name="T175">and</text:span><text:span text:style-name="T171"> the </text:span><text:span text:style-name="T45">SortedE</text:span><text:span text:style-name="T171"> method </text:span><text:span text:style-name="T174">can be found</text:span><text:span text:style-name="T173"> </text:span><text:span text:style-name="T171">in the </text:span><text:span text:style-name="T45">Supplementary Information</text:span><text:span text:style-name="T171">. </text:span></text:p>
      <text:p text:style-name="P27"><text:tab/>Figure 1(a) shows a <text:span text:style-name="T325">simple</text:span> augmented interval list (AIList). <text:s/><text:span text:style-name="T326">The augmenting value </text:span><text:span text:style-name="T18">MaxE</text:span><text:span text:style-name="T326"> <text:s/>is the maximum </text:span><text:span text:style-name="T18">end</text:span><text:span text:style-name="T326"> value counting from the first interval. It reflects the containment relationship among the intervals: the 2</text:span><text:span text:style-name="T210">nd</text:span><text:span text:style-name="T326"> interval [3,8) contains the 3</text:span><text:span text:style-name="T210">rd</text:span><text:span text:style-name="T326"> interval [5,7) and they have the same </text:span><text:span text:style-name="T18">MaxE</text:span><text:span text:style-name="T326"> value of 8; similarly the 4</text:span><text:span text:style-name="T210">th</text:span><text:span text:style-name="T326"> interval [7,20) contains the next three intervals and they all have the the same </text:span><text:span text:style-name="T18">MaxE <text:s/></text:span><text:span text:style-name="T113">value of 20</text:span><text:span text:style-name="T111">. </text:span><text:span text:style-name="T117">In another word, </text:span><text:span text:style-name="T20">MaxE</text:span><text:span text:style-name="T117"> marks </text:span><text:span text:style-name="T138">a list of</text:span><text:span text:style-name="T117"> </text:span><text:span text:style-name="T118">containment </text:span><text:span text:style-name="T167">group</text:span><text:span text:style-name="T118">s</text:span><text:span text:style-name="T117">.</text:span></text:p>
      <text:p text:style-name="P30"><text:span text:style-name="T326"><text:tab/>To find the overlaps for a query, such as [</text:span><text:span text:style-name="T18">9</text:span><text:span text:style-name="T326">,</text:span><text:span text:style-name="T18">12</text:span><text:span text:style-name="T326"> ), we first do a </text:span><text:span text:style-name="T328">binary search </text:span><text:span text:style-name="T326">over the list to get the index of the last interval</text:span><text:span text:style-name="T67"> </text:span><text:span text:style-name="T281">I</text:span><text:span text:style-name="T65">E <text:s/></text:span><text:span text:style-name="T272">that has </text:span><text:span text:style-name="T6">start</text:span><text:span text:style-name="T4"> </text:span><text:span text:style-name="T74">&lt;</text:span><text:span text:style-name="T16">12</text:span><text:span text:style-name="T270">, which is the 5</text:span><text:span text:style-name="T208">th</text:span><text:span text:style-name="T270"> element [9,10,20); then we only need to check intervals from <text:s/>the 5</text:span><text:span text:style-name="T208">th</text:span><text:span text:style-name="T270"> to the 4</text:span><text:span text:style-name="T208">th</text:span><text:span text:style-name="T270"> because their </text:span><text:span text:style-name="T4">MaxE </text:span><text:span text:style-name="T270">&gt;</text:span><text:span text:style-name="T4">9</text:span><text:span text:style-name="T270"> <text:s/>and stop at the 3</text:span><text:span text:style-name="T208">rd</text:span><text:span text:style-name="T270"> [5,7,8) since its </text:span><text:span text:style-name="T4">MaxE </text:span><text:span text:style-name="T101">&lt;</text:span><text:span text:style-name="T16">9 <text:s/></text:span><text:span text:style-name="T112">and we can skip all comparisons on the left</text:span><text:span text:style-name="T16">. </text:span><text:span text:style-name="T108">This is very efficient since we only check</text:span><text:span text:style-name="T109">ed</text:span><text:span text:style-name="T108"> one extra element </text:span><text:span text:style-name="T109">at the stop</text:span><text:span text:style-name="T108">. But if the query is [17,21), then </text:span><text:span text:style-name="T109">we need to check 6 interval elements from the 8</text:span><text:span text:style-name="T209">th</text:span><text:span text:style-name="T109"> [19,30,30) back to the 3</text:span><text:span text:style-name="T209">rd</text:span><text:span text:style-name="T109"> [5,7,8), which contains 4 extras, </text:span><text:span text:style-name="T111">so it is not as efficient. </text:span><text:span text:style-name="T115">The first query represents the best case and the second is the worst case for this list. </text:span><text:span text:style-name="T116">Since there is another long coverage with </text:span><text:span text:style-name="T19">MaxE</text:span><text:span text:style-name="T116"> value of 30 in the list, t</text:span><text:span text:style-name="T115">he overall or average </text:span><text:span text:style-name="T116">query efficiency</text:span><text:span text:style-name="T115"> would be </text:span><text:span text:style-name="T116">more close to the worst case.</text:span></text:p>
      <text:p text:style-name="P85"/>
      <text:p text:style-name="P86">2.2 Enhanced augmented interval list</text:p>
      <text:p text:style-name="P29"><text:span text:style-name="T16"><text:tab/></text:span><text:span text:style-name="T117">To improve the overall query efficiency, we need to reduce the length of the long coverage </text:span><text:span text:style-name="T167">groups</text:span><text:span text:style-name="T117">. </text:span><text:span text:style-name="T118">This can be achieved by taking out the intervals with longest coverage and put them in a </text:span><text:span text:style-name="T119">separated list or attach them to the end of original list. </text:span><text:span text:style-name="T120">Figure 1(b) shows an example. By taking </text:span><text:span text:style-name="T122">out</text:span><text:span text:style-name="T121"> interval</text:span><text:span text:style-name="T161">s</text:span><text:span text:style-name="T121"> that covers the next </text:span><text:span text:style-name="T38">3</text:span><text:span text:style-name="T121"> <text:s/></text:span><text:span text:style-name="T162">(</text:span><text:span text:style-name="T161">coverage length criterion</text:span><text:span text:style-name="T162">) </text:span><text:span text:style-name="T121">or more elements in the above list, we get two sublists </text:span><text:span text:style-name="T21">L1</text:span><text:span text:style-name="T121"> and </text:span><text:span text:style-name="T21">L2.</text:span><text:span text:style-name="T121"> </text:span><text:span text:style-name="T124">Now in </text:span><text:span text:style-name="T22">L1</text:span><text:span text:style-name="T123"> </text:span><text:span text:style-name="T124">there are only two co</text:span><text:span text:style-name="T129">ntainment</text:span><text:span text:style-name="T124"> </text:span><text:span text:style-name="T134">sublist</text:span><text:span text:style-name="T124">s and both have the </text:span><text:span text:style-name="T129">minimum</text:span><text:span text:style-name="T124"> length of </text:span><text:span text:style-name="T22">2</text:span><text:span text:style-name="T124">, and there is no containment in </text:span><text:span text:style-name="T22">L2 </text:span><text:span text:style-name="T124">; so query in both lists would be or close to </text:span><text:span text:style-name="T128">be</text:span><text:span text:style-name="T124"> the best. </text:span><text:span text:style-name="T139">To get </text:span><text:span text:style-name="T135">the index </text:span><text:span text:style-name="T26">I</text:span><text:span text:style-name="T65">E</text:span><text:span text:style-name="T135"> in </text:span><text:span text:style-name="T26">L1</text:span><text:span text:style-name="T135"> and </text:span><text:span text:style-name="T26">L2</text:span><text:span text:style-name="T135"> </text:span><text:span text:style-name="T139">now </text:span><text:span text:style-name="T135">we need two separated binary searches. </text:span><text:span text:style-name="T139">Since the index of an item in the original list is the sum of the index in </text:span><text:span text:style-name="T28">L1</text:span><text:span text:style-name="T139"> and </text:span><text:span text:style-name="T140">the index</text:span><text:span text:style-name="T139"> in </text:span><text:span text:style-name="T28">L2</text:span><text:span text:style-name="T139">,</text:span><text:span text:style-name="T136"> an optional </text:span><text:span text:style-name="T137">structure </text:span><text:span text:style-name="T136">list </text:span><text:span text:style-name="T27">Opt</text:span><text:span text:style-name="T136"> can be used </text:span><text:span text:style-name="T139">to </text:span><text:span text:style-name="T167">get both indices with a single binary search</text:span><text:span text:style-name="T136">, see figure 1(c). </text:span><text:span text:style-name="T27">Opt</text:span><text:span text:style-name="T136"> keeps the sorted </text:span><text:span text:style-name="T27">start</text:span><text:span text:style-name="T136"> </text:span><text:span text:style-name="T137">from</text:span><text:span text:style-name="T136"> 1(a) and </text:span><text:span text:style-name="T137">the link (</text:span><text:span text:style-name="T27">index</text:span><text:span text:style-name="T137">) to</text:span><text:span text:style-name="T136"> </text:span><text:span text:style-name="T27">L1</text:span><text:span text:style-name="T136">. </text:span><text:span text:style-name="T140">Using the above example query [</text:span><text:span text:style-name="T29">9</text:span><text:span text:style-name="T140">,</text:span><text:span text:style-name="T29">12 </text:span><text:span text:style-name="T140">), the binary search on </text:span><text:span text:style-name="T29">start</text:span><text:span text:style-name="T140"> <text:s/></text:span><text:span text:style-name="T143">of </text:span><text:span text:style-name="T30">Opt</text:span><text:span text:style-name="T143"> </text:span><text:span text:style-name="T140">is </text:span><text:span text:style-name="T29">5</text:span><text:span text:style-name="T140">, so the index </text:span><text:span text:style-name="T29">I</text:span><text:span text:style-name="T66">E</text:span><text:span text:style-name="T29"> </text:span><text:span text:style-name="T140">in </text:span><text:span text:style-name="T29">L1</text:span><text:span text:style-name="T140"> is </text:span><text:span text:style-name="T29">Opt </text:span><text:span text:style-name="T140">[</text:span><text:span text:style-name="T29">5</text:span><text:span text:style-name="T140"> ].</text:span><text:span text:style-name="T29">index</text:span><text:span text:style-name="T140"> = 4 and that in </text:span><text:span text:style-name="T29">L2 </text:span><text:span text:style-name="T140"><text:s/>is </text:span><text:span text:style-name="T29">5-4 </text:span><text:span text:style-name="T140">=</text:span><text:span text:style-name="T29">1</text:span><text:span text:style-name="T140">. In practice, the time </text:span><text:span text:style-name="T141">taken </text:span><text:soft-page-break/><text:span text:style-name="T141">by the </text:span><text:span text:style-name="T140">binary search is </text:span><text:span text:style-name="T142">only a very small portion of the total time</text:span><text:span text:style-name="T140">, so it is not </text:span><text:span text:style-name="T167">always</text:span><text:span text:style-name="T140"> necessary to use this optional structure.</text:span></text:p>
      <text:p text:style-name="P28"><text:span text:style-name="T123"><text:tab/></text:span><text:span text:style-name="T125">It is </text:span><text:span text:style-name="T126">apparent that a list can be split into three or more sublists </text:span><text:span text:style-name="T161">with two or more coverage length criteria </text:span><text:span text:style-name="T129">in a similar way as above</text:span><text:span text:style-name="T126">. But this is not necessary </text:span><text:span text:style-name="T132">for </text:span><text:span text:style-name="T125">real genomic sequence datasets </text:span><text:span text:style-name="T132">that we have tested</text:span><text:span text:style-name="T126">. </text:span><text:span text:style-name="T133">Also</text:span><text:span text:style-name="T127"> t</text:span><text:span text:style-name="T126">he optimal length criterion for a list to be split is </text:span><text:span text:style-name="T127">found to be </text:span><text:span text:style-name="T126">about </text:span><text:span text:style-name="T25">20 </text:span><text:span text:style-name="T126">; </text:span><text:span text:style-name="T127">the size of the split </text:span><text:span text:style-name="T23">L2</text:span><text:span text:style-name="T127"> is usually much smaller than </text:span><text:span text:style-name="T23">L1</text:span><text:span text:style-name="T127">, and many datasets do not need to be split. </text:span><text:span text:style-name="T126"><text:s/></text:span><text:span text:style-name="T130">Similar to other algorithms mentioned above, t</text:span><text:span text:style-name="T86">he </text:span><text:span text:style-name="T130">query </text:span><text:span text:style-name="T86">time complexit</text:span><text:span text:style-name="T130">y for AIList is </text:span><text:span text:style-name="T86">O(log</text:span><text:span text:style-name="T12">N</text:span><text:span text:style-name="T86">+</text:span><text:span text:style-name="T12">n</text:span><text:span text:style-name="T86">+</text:span><text:span text:style-name="T12">m</text:span><text:span text:style-name="T86">), </text:span><text:span text:style-name="T132">but</text:span><text:span text:style-name="T86"> </text:span><text:span text:style-name="T130">the average number of extra comparisons </text:span><text:span text:style-name="T12">m </text:span><text:span text:style-name="T132">should be</text:span><text:span text:style-name="T24">,</text:span><text:span text:style-name="T86"> </text:span><text:span text:style-name="T131">in general,</text:span><text:span text:style-name="T86"> </text:span><text:span text:style-name="T130">smaller than others’</text:span><text:span text:style-name="T86">.</text:span></text:p>
      <text:p text:style-name="P42"/>
      <text:p text:style-name="P77"><draw:line text:anchor-type="paragraph" draw:z-index="1" draw:name="Shape1" draw:style-name="gr1" draw:text-style-name="P87" svg:x1="0.0252in" svg:y1="0.1791in" svg:x2="4.839in" svg:y2="0.1791in"><text:p/></draw:line></text:p>
      <text:p text:style-name="P78">Algorithm 1: <text:span text:style-name="T246">AIListSearch(</text:span><text:span text:style-name="T56">L1, L2, </text:span><text:span text:style-name="T57">Opt, </text:span><text:span text:style-name="T56">start, end </text:span><text:span text:style-name="T246">)</text:span></text:p>
      <text:p text:style-name="P15"><draw:line text:anchor-type="paragraph" draw:z-index="3" draw:name="Shape2" draw:style-name="gr1" draw:text-style-name="P87" svg:x1="0.0252in" svg:y1="0.0673in" svg:x2="4.8535in" svg:y2="0.0673in"><text:p/></draw:line></text:p>
      <text:p text:style-name="P31"><text:span text:style-name="T42">H </text:span><text:span text:style-name="T327">←</text:span><text:span text:style-name="T194"> </text:span><text:span text:style-name="T48">0</text:span></text:p>
      <text:p text:style-name="P59"><text:span text:style-name="T311">i</text:span><text:span text:style-name="T300"> </text:span><text:span text:style-name="T274">← </text:span><text:span text:style-name="T302">B</text:span><text:span text:style-name="T303">inarySearch</text:span><text:span text:style-name="T304">Start</text:span><text:span text:style-name="T303">(</text:span><text:span text:style-name="T310">Opt</text:span><text:span text:style-name="T274">, end </text:span><text:span text:style-name="T303">)</text:span></text:p>
      <text:p text:style-name="P63"><text:span text:style-name="T274">i</text:span><text:span text:style-name="T273">1</text:span><text:span text:style-name="T301"> ← </text:span><text:span text:style-name="T273">Opt </text:span><text:span text:style-name="T301">[</text:span><text:span text:style-name="T273">i</text:span><text:span text:style-name="T301"> ].</text:span><text:span text:style-name="T273">index</text:span></text:p>
      <text:p text:style-name="P61"><text:span text:style-name="T274">i2</text:span><text:span text:style-name="T303"> ← </text:span><text:span text:style-name="T310">i </text:span><text:span text:style-name="T305">- </text:span><text:span text:style-name="T310">i1</text:span></text:p>
      <text:p text:style-name="P12"><text:span text:style-name="T297">while </text:span><text:span text:style-name="T284">i</text:span><text:span text:style-name="T286">1</text:span><text:span text:style-name="T298"> </text:span><text:span text:style-name="T307">&gt;</text:span><text:span text:style-name="T285"> </text:span><text:span text:style-name="T275">0</text:span><text:span text:style-name="T292"> <text:s/></text:span><text:span text:style-name="T300">and</text:span><text:span text:style-name="T292"> </text:span><text:span text:style-name="T278">L1 </text:span><text:span text:style-name="T294">[</text:span><text:span text:style-name="T278">i</text:span><text:span text:style-name="T280">1 </text:span><text:span text:style-name="T294">].</text:span><text:span text:style-name="T275">MaxE </text:span><text:span text:style-name="T292">&gt; </text:span><text:span text:style-name="T275">start</text:span><text:span text:style-name="T293"> <text:s/></text:span><text:span text:style-name="T299">do</text:span></text:p>
      <text:p text:style-name="P12"><text:span text:style-name="T292"><text:tab/>if </text:span><text:span text:style-name="T277">L1 </text:span><text:span text:style-name="T295">[</text:span><text:span text:style-name="T279">i</text:span><text:span text:style-name="T280">1</text:span><text:span text:style-name="T279"> </text:span><text:span text:style-name="T295">] </text:span><text:span text:style-name="T277">.</text:span><text:span text:style-name="T276">end</text:span><text:span text:style-name="T292"> &gt;</text:span><text:span text:style-name="T275">start</text:span><text:span text:style-name="T293"> :</text:span></text:p>
      <text:p text:style-name="P12"><text:span text:style-name="T292"><text:tab/><text:tab/></text:span><text:span text:style-name="T278">H</text:span><text:span text:style-name="T306"> ← </text:span><text:span text:style-name="T278">H</text:span><text:span text:style-name="T306"> <text:s/></text:span><text:span text:style-name="T308">⋃</text:span><text:span text:style-name="T309"> </text:span><text:span text:style-name="T289">L1 </text:span><text:span text:style-name="T309">[</text:span><text:span text:style-name="T289">i</text:span><text:span text:style-name="T290">1</text:span><text:span text:style-name="T309">]</text:span></text:p>
      <text:p text:style-name="P12"><text:span text:style-name="T288"><text:tab/></text:span><text:span text:style-name="T284">i</text:span><text:span text:style-name="T286">1</text:span><text:span text:style-name="T284"> ← i</text:span><text:span text:style-name="T286">1</text:span><text:span text:style-name="T284"> – 1</text:span></text:p>
      <text:p text:style-name="P71">end while</text:p>
      <text:p text:style-name="P75">… <text:span text:style-name="T333">repeat the above while section for L2 with i2 ...</text:span></text:p>
      <text:p text:style-name="P33"><text:span text:style-name="T296">Return </text:span><text:span text:style-name="T283">H</text:span></text:p>
      <text:p text:style-name="P15"><draw:line text:anchor-type="paragraph" draw:z-index="2" draw:name="Shape2" draw:style-name="gr2" draw:text-style-name="P88" svg:x1="0.0252in" svg:y1="0.1465in" svg:x2="4.8535in" svg:y2="0.1465in"><text:p/></draw:line></text:p>
      <text:p text:style-name="P43"/>
      <text:p text:style-name="P6"/>
      <text:p text:style-name="P67"><text:span text:style-name="T199">3</text:span><text:span text:style-name="T197">. </text:span><text:span text:style-name="T199">Result</text:span><text:span text:style-name="T197">s</text:span></text:p>
      <text:p text:style-name="P35"><text:span text:style-name="T31">AIList <text:s/></text:span><text:span text:style-name="T145">is implemented in </text:span><text:span text:style-name="T32">C</text:span><text:span text:style-name="T144">. To evaluate the efficiency of </text:span><text:span text:style-name="T31">AIList</text:span><text:span text:style-name="T144">, we compare</text:span><text:span text:style-name="T151">d</text:span><text:span text:style-name="T144"> the </text:span><text:span text:style-name="T71">performance of </text:span><text:span text:style-name="T1">AIList</text:span><text:span text:style-name="T71"> <text:s/>with </text:span><text:span text:style-name="T145">interval tree (</text:span><text:span text:style-name="T32">AITree</text:span><text:span text:style-name="T145">), nested containment list (</text:span><text:span text:style-name="T32">NCList </text:span><text:span text:style-name="T145">) and </text:span><text:span text:style-name="T32">R-tree</text:span><text:span text:style-name="T145">. For </text:span><text:span text:style-name="T33">AITree</text:span><text:span text:style-name="T145"> we used </text:span><text:span text:style-name="T146">the rbtree-based interval tree from Linux kernel, </text:span><text:span text:style-name="T147">which </text:span><text:span text:style-name="T151">was </text:span><text:span text:style-name="T146">implemented by Landley (2007); for NCList we used the </text:span><text:span text:style-name="T147">C-code </text:span><text:span text:style-name="T146">intervaldb.c implemented by the original authors; </text:span><text:span text:style-name="T147">and for R-tree we used the popular C++ implementation </text:span><text:span text:style-name="T34">B</text:span><text:span text:style-name="T36">ED</text:span><text:span text:style-name="T34">Tools</text:span><text:span text:style-name="T147"> by </text:span><text:span text:style-name="T148">Quinlan and </text:span><text:span text:style-name="T147">Hall </text:span><text:span text:style-name="T148">(2011</text:span><text:span text:style-name="T147">). </text:span><text:span text:style-name="T149">Seven genomic datasets that have number of intervals from </text:span><text:span text:style-name="T150">~</text:span><text:span text:style-name="T149">200 thousand to 128 million are used in the evaluation, </text:span><text:span text:style-name="T150">where the two small datasets are from BedTools site and the other five are from UCSC site. </text:span><text:span text:style-name="T149">One of the median sized dataset </text:span><text:span text:style-name="T35">chainRn4</text:span><text:span text:style-name="T149"> is used as the query set, the other </text:span><text:span text:style-name="T150">six</text:span><text:span text:style-name="T149"> are used as database </text:span><text:span text:style-name="T150">set, </text:span><text:span text:style-name="T152">see Table 1</text:span><text:span text:style-name="T149">. </text:span><text:span text:style-name="T157">Information about all these </text:span><text:span text:style-name="T153">data and code can be found in Supplementary Information. </text:span></text:p>
      <text:p text:style-name="P35"><text:soft-page-break/><text:span text:style-name="T149"><text:tab/></text:span><text:span text:style-name="T158">Figure 2 shows the total time with respect </text:span><text:span text:style-name="T159">to</text:span><text:span text:style-name="T158"> the data size for AIList, AITree, NCList and BEDTools. </text:span><text:span text:style-name="T159">The time includes the dataset loading, data structure construction and searching </text:span><text:span text:style-name="T165">and result output</text:span><text:span text:style-name="T159">, so it reflects the overall efficiency of the algorithms.</text:span><text:span text:style-name="T163"> </text:span><text:span text:style-name="T160">For small size datasets, AIList is </text:span><text:span text:style-name="T41">20-</text:span><text:span text:style-name="T40">50% </text:span><text:span text:style-name="T160"><text:s/>times faster than AITree and NCList and </text:span><text:span text:style-name="T40">2</text:span><text:span text:style-name="T160"> times faster than BEDTools </text:span><text:span text:style-name="T164">(v2.25.0); </text:span><text:span text:style-name="T160">for large size datasets, <text:s/>AIList </text:span><text:span text:style-name="T166">can be</text:span><text:span text:style-name="T160"> </text:span><text:span text:style-name="T37">4-5</text:span><text:span text:style-name="T160"> times faster than AITree and NCList and up to </text:span><text:span text:style-name="T37">18</text:span><text:span text:style-name="T160"> <text:s/>times faster than BEDTools. </text:span></text:p>
      <text:p text:style-name="P57"/>
      <text:p text:style-name="P68"><text:span text:style-name="T330">4</text:span>. <text:span text:style-name="T330">Conclusion</text:span></text:p>
      <text:p text:style-name="P58"><text:span text:style-name="T247">An</text:span><text:span text:style-name="T248"> </text:span><text:span text:style-name="T249">augmented interval-list</text:span><text:span text:style-name="T248"> </text:span><text:span text:style-name="T249">(AIList) </text:span><text:span text:style-name="T248">algorithm</text:span><text:span text:style-name="T250"> </text:span><text:span text:style-name="T251">is </text:span><text:span text:style-name="T252">presented</text:span><text:span text:style-name="T249">. </text:span><text:span text:style-name="T253">T</text:span><text:span text:style-name="T249">he interval list is </text:span><text:span text:style-name="T254">first</text:span><text:span text:style-name="T249"> sorted </text:span><text:span text:style-name="T254">by </text:span><text:span text:style-name="T255">interval</text:span><text:span text:style-name="T58"> </text:span><text:span text:style-name="T59">start, </text:span><text:span text:style-name="T242">then</text:span><text:span text:style-name="T254"> </text:span><text:span text:style-name="T256">partitioned</text:span><text:span text:style-name="T257"> into two approximately </text:span><text:span text:style-name="T258">normalized </text:span><text:span text:style-name="T259">sub-</text:span><text:span text:style-name="T257">lists, </text:span><text:span text:style-name="T259">and </text:span><text:span text:style-name="T257">then </text:span><text:span text:style-name="T260">an augmenting </text:span><text:span text:style-name="T261">list</text:span><text:span text:style-name="T260"> </text:span><text:span text:style-name="T254">of </text:span><text:span text:style-name="T243">the</text:span><text:span text:style-name="T254"> maximum </text:span><text:span text:style-name="T255">interval</text:span><text:span text:style-name="T58"> </text:span><text:span text:style-name="T59">end </text:span><text:span text:style-name="T254"><text:s/>is added </text:span><text:span text:style-name="T256">to each sub-list</text:span><text:span text:style-name="T260">. </text:span><text:span text:style-name="T257">The query time is </text:span><text:span text:style-name="T60">O(n+logN)</text:span><text:span text:style-name="T257">, where </text:span><text:span text:style-name="T60">n</text:span><text:span text:style-name="T257"> is the number of overlaps and </text:span><text:span text:style-name="T60">N</text:span><text:span text:style-name="T257"> is the size of the dataset. </text:span><text:span text:style-name="T262">Tested with genomic </text:span><text:span text:style-name="T263">interval</text:span><text:span text:style-name="T262"> datasets, <text:s/></text:span><text:span text:style-name="T264">code based on </text:span><text:span text:style-name="T251">this algorithm </text:span><text:span text:style-name="T264">run</text:span><text:span text:style-name="T251">s</text:span><text:span text:style-name="T264"> </text:span><text:span text:style-name="T262">significantly</text:span><text:span text:style-name="T260"> faster than</text:span><text:span text:style-name="T262"> </text:span><text:span text:style-name="T264">code </text:span><text:span text:style-name="T251">based </text:span><text:span text:style-name="T264">on </text:span><text:span text:style-name="T260">existing </text:span><text:span text:style-name="T265">algorithm</text:span><text:span text:style-name="T260">s </text:span><text:span text:style-name="T247">such as augmented interval-tree </text:span><text:span text:style-name="T266">(AITree)</text:span><text:span text:style-name="T247">, nested containment list </text:span><text:span text:style-name="T266">(NCList) </text:span><text:span text:style-name="T247">and R-tree</text:span><text:span text:style-name="T266">. </text:span><text:span text:style-name="T251"><text:s/>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20">REFERENCES</text:p>
      <text:p text:style-name="P20"/>
      <text:p text:style-name="P39"><text:bookmark-start text:name="__DdeLink__2465_793408169"/>Birney, E. <text:span text:style-name="T1">et al</text:span>. (2006) Ensembl 2006. <text:span text:style-name="T1">Nucleic Acids Res.</text:span>, <text:span text:style-name="T194">34</text:span> (Database issue).<text:bookmark-end text:name="__DdeLink__2465_793408169"/></text:p>
      <text:p text:style-name="P20"/>
      <text:p text:style-name="P76"><text:span text:style-name="T315">Cormen, T.H., Leiserson, C.E., and Rivest, R.L. (200</text:span><text:span text:style-name="T316">1</text:span><text:span text:style-name="T315">) </text:span><text:span text:style-name="T316">Chapter 14.3.</text:span><text:span text:style-name="T315"> </text:span><text:span text:style-name="T317">Introduction to Algorithms</text:span><text:span text:style-name="T315"> </text:span><text:bookmark text:name="CITEREFCormenLeisersonRivestStein20091"/><text:span text:style-name="Citation">(</text:span><text:span text:style-name="Citation"><text:span text:style-name="T324">2</text:span></text:span><text:span text:style-name="Citation"><text:span text:style-name="T207">nd</text:span></text:span><text:span text:style-name="Citation"><text:span text:style-name="T324"> ed.</text:span></text:span><text:span text:style-name="Citation">),</text:span><text:span text:style-name="Citation"><text:span text:style-name="T321"> </text:span></text:span><text:span text:style-name="Citation"><text:span text:style-name="T318">MIT Press and McGraw-Hill, </text:span></text:span><text:span text:style-name="Citation"><text:span text:style-name="T320">Cambridge, MA, pp.311-317</text:span></text:span><text:span text:style-name="Citation"><text:span text:style-name="T319">. </text:span></text:span></text:p>
      <text:p text:style-name="P22"/>
      <text:p text:style-name="P23"><text:span text:style-name="T201">Alekseyenko, A.V. and Lee, C.J. (2007) Nested containment list (NCList): a new algprithm for accelarating interval query of genome alignment and interval databases. </text:span><text:span text:style-name="T50">Bioinformatics</text:span><text:span text:style-name="T201">, </text:span><text:span text:style-name="T195">23</text:span><text:span text:style-name="T201">, 1386-1393.</text:span></text:p>
      <text:p text:style-name="P46"/>
      <text:p text:style-name="P38"><text:span text:style-name="T201">N</text:span><text:span text:style-name="T197">eph, S. et al. (2012) BEDOPS: high performance genomic feature operations. </text:span><text:span text:style-name="T49">Bioinformatics</text:span><text:span text:style-name="T197">, </text:span><text:span text:style-name="T194">28</text:span><text:span text:style-name="T197">, 1919-1920.</text:span></text:p>
      <text:p text:style-name="P47"/>
      <text:p text:style-name="P47">Richardson, J.E. (2006) fjoin: simple and efficient computation of feature overalps. J. Computat. Biol., 13, 1457-1464.</text:p>
      <text:p text:style-name="P46"/>
      <text:p text:style-name="P46">Giardine, B. et al. (2005) Galaxy: a platform for interactive large-scale genome analysis. Genome Res., 15, 1451-1455.</text:p>
      <text:p text:style-name="P46"/>
      <text:p text:style-name="P46">Li, H., et al. (2009) The sequence alignment/map (SAM) format and SAMtools. Bioinformatics, 25, 2048-2049.</text:p>
      <text:p text:style-name="P46"/>
      <text:p text:style-name="P37"><text:span text:style-name="T197">Kent, W.J. et al. (2002) The human genome browser at UCSC. Genome Res., </text:span><text:span text:style-name="T194">12</text:span><text:span text:style-name="T197">, 996-1006.</text:span></text:p>
      <text:p text:style-name="P46"/>
      <text:p text:style-name="P23">Quinlan, A.R., and Hall, I.M. (2011) BEDTools: a flexible suite of utilities for comparing genomic features. <text:span text:style-name="T1">Bioinformatics</text:span> <text:span text:style-name="T194">26</text:span>, 841-842.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4"><text:soft-page-break/></text:p>
      <text:p text:style-name="P53">Supplementary Information</text:p>
      <text:p text:style-name="P17"/>
      <text:p text:style-name="P52"><text:span text:style-name="T329">1.</text:span> <text:span text:style-name="T332">Interval list augmented</text:span> with <text:span text:style-name="T269">a list of </text:span>sorted <text:span text:style-name="T1">interval end</text:span></text:p>
      <text:p text:style-name="P18">The augmenting list <text:span text:style-name="T5">SortedE</text:span><text:span text:style-name="T271"> <text:s/></text:span>is the sorted list of all interval ends. <text:span text:style-name="T313">First find the last interval </text:span><text:span text:style-name="T4">I</text:span><text:span text:style-name="T63">E</text:span><text:span text:style-name="T4"> </text:span><text:span text:style-name="T77">in </text:span><text:span text:style-name="T10">R </text:span><text:span text:style-name="T270">that satisfies </text:span><text:span text:style-name="T4">r.start </text:span><text:span text:style-name="T74">&lt;</text:span><text:span text:style-name="T4"> q.end</text:span><text:span text:style-name="T270"> with a binary search, which excludes all intervals on the right. <text:s/>Since </text:span><text:span text:style-name="T4">SortedE</text:span><text:span text:style-name="T270"> <text:s/>is sorted by the </text:span><text:span text:style-name="T4">end</text:span><text:span text:style-name="T270">, we can find the leftmost element </text:span><text:span text:style-name="T4">I</text:span><text:span text:style-name="T63">S</text:span><text:span text:style-name="T4"> </text:span><text:span text:style-name="T270">that is equal to or larger than</text:span><text:span text:style-name="T4"> q.start.</text:span><text:span text:style-name="T270"> This excludes all elements on the left of </text:span><text:span text:style-name="T4">I</text:span><text:span text:style-name="T63">S </text:span><text:span text:style-name="T270">. The number of intersections is </text:span><text:span text:style-name="T4">I</text:span><text:span text:style-name="T63">E </text:span><text:span text:style-name="T270">-</text:span><text:span text:style-name="T4">I</text:span><text:span text:style-name="T63">S</text:span><text:span text:style-name="T4"> </text:span><text:span text:style-name="T270">+</text:span><text:span text:style-name="T4">1. </text:span><text:span text:style-name="T75">This algorithm does not directly find </text:span><text:span text:style-name="T7">I</text:span><text:span text:style-name="T64">S </text:span><text:span text:style-name="T75">, instead it </text:span><text:span text:style-name="T76">simultaneously </text:span><text:span text:style-name="T75">enumerates </text:span><text:span text:style-name="T8">SortedE</text:span><text:span text:style-name="T76"> and </text:span><text:span text:style-name="T11">R</text:span><text:span text:style-name="T75"> from</text:span><text:span text:style-name="T7"> I</text:span><text:span text:style-name="T64">E</text:span><text:span text:style-name="T75"> to the left.</text:span></text:p>
      <text:p text:style-name="P40"><draw:line text:anchor-type="paragraph" draw:z-index="0" draw:name="Shape1" draw:style-name="gr1" draw:text-style-name="P87" svg:x1="0.0252in" svg:y1="0.1791in" svg:x2="4.839in" svg:y2="0.1791in"><text:p/></draw:line><draw:line text:anchor-type="paragraph" draw:z-index="4" draw:name="Shape1" draw:style-name="gr1" draw:text-style-name="P87" svg:x1="0.0252in" svg:y1="0.1791in" svg:x2="4.839in" svg:y2="0.1791in"><text:p/></draw:line></text:p>
      <text:p text:style-name="P79">Algorithm <text:span text:style-name="T331">1</text:span>: <text:span text:style-name="T246">AIListSearch(</text:span><text:span text:style-name="T56">L1, L2, </text:span><text:span text:style-name="T57">Opt, </text:span><text:span text:style-name="T56">start, end </text:span><text:span text:style-name="T246">)</text:span></text:p>
      <text:p text:style-name="P16"><draw:line text:anchor-type="paragraph" draw:z-index="6" draw:name="Shape2" draw:style-name="gr1" draw:text-style-name="P87" svg:x1="0.0252in" svg:y1="0.0673in" svg:x2="4.8535in" svg:y2="0.0673in"><text:p/></draw:line></text:p>
      <text:p text:style-name="P32"><text:span text:style-name="T42">H </text:span><text:span text:style-name="T327">←</text:span><text:span text:style-name="T194"> </text:span><text:span text:style-name="T48">0</text:span></text:p>
      <text:p text:style-name="P60"><text:span text:style-name="T311">i</text:span><text:span text:style-name="T300"> </text:span><text:span text:style-name="T274">← </text:span><text:span text:style-name="T302">B</text:span><text:span text:style-name="T303">inarySearch</text:span><text:span text:style-name="T304">Start</text:span><text:span text:style-name="T303">(</text:span><text:span text:style-name="T310">Opt</text:span><text:span text:style-name="T274">, end </text:span><text:span text:style-name="T303">)</text:span></text:p>
      <text:p text:style-name="P64"><text:span text:style-name="T274">i</text:span><text:span text:style-name="T273">1</text:span><text:span text:style-name="T301"> ← </text:span><text:span text:style-name="T273">Opt </text:span><text:span text:style-name="T301">[</text:span><text:span text:style-name="T273">i</text:span><text:span text:style-name="T301"> ].</text:span><text:span text:style-name="T273">index</text:span></text:p>
      <text:p text:style-name="P62"><text:span text:style-name="T274">i2</text:span><text:span text:style-name="T303"> ← </text:span><text:span text:style-name="T310">i –</text:span><text:span text:style-name="T305"> </text:span><text:span text:style-name="T310">i1</text:span></text:p>
      <text:p text:style-name="P65"><text:span text:style-name="T310">t </text:span><text:span text:style-name="T273">← 0</text:span></text:p>
      <text:p text:style-name="P13"><text:span text:style-name="T297">while </text:span><text:span text:style-name="T284">i</text:span><text:span text:style-name="T286">1</text:span><text:span text:style-name="T298"> </text:span><text:span text:style-name="T307">&gt;</text:span><text:span text:style-name="T285"> </text:span><text:span text:style-name="T275">0</text:span><text:span text:style-name="T292"> <text:s/></text:span><text:span text:style-name="T300">and</text:span><text:span text:style-name="T292"> </text:span><text:span text:style-name="T278">L1 </text:span><text:span text:style-name="T294">[</text:span><text:span text:style-name="T278">i</text:span><text:span text:style-name="T280">1 </text:span><text:span text:style-name="T294">].</text:span><text:span text:style-name="T282">Sorted</text:span><text:span text:style-name="T275">E </text:span><text:span text:style-name="T292">&gt; </text:span><text:span text:style-name="T275">start</text:span><text:span text:style-name="T293"> <text:s/></text:span><text:span text:style-name="T299">do</text:span></text:p>
      <text:p text:style-name="P60"><text:span text:style-name="T306"><text:tab/></text:span><text:span text:style-name="T312">t ← t+1</text:span></text:p>
      <text:p text:style-name="P13"><text:span text:style-name="T292"><text:tab/>if </text:span><text:span text:style-name="T277">L1 </text:span><text:span text:style-name="T295">[</text:span><text:span text:style-name="T279">i</text:span><text:span text:style-name="T280">1</text:span><text:span text:style-name="T279"> </text:span><text:span text:style-name="T295">] </text:span><text:span text:style-name="T277">.</text:span><text:span text:style-name="T276">end</text:span><text:span text:style-name="T292"> &gt;</text:span><text:span text:style-name="T275">start</text:span><text:span text:style-name="T293"> :</text:span></text:p>
      <text:p text:style-name="P13"><text:span text:style-name="T292"><text:tab/><text:tab/></text:span><text:span text:style-name="T278">H</text:span><text:span text:style-name="T306"> ← </text:span><text:span text:style-name="T278">H</text:span><text:span text:style-name="T306"> <text:s/></text:span><text:span text:style-name="T308">⋃</text:span><text:span text:style-name="T309"> </text:span><text:span text:style-name="T289">L1 </text:span><text:span text:style-name="T309">[</text:span><text:span text:style-name="T289">i</text:span><text:span text:style-name="T290">1</text:span><text:span text:style-name="T309">]</text:span></text:p>
      <text:p text:style-name="P13"><text:span text:style-name="T309"><text:tab/><text:tab/></text:span><text:span text:style-name="T291">t ← t - 1</text:span></text:p>
      <text:p text:style-name="P13"><text:span text:style-name="T288"><text:tab/></text:span><text:span text:style-name="T284">i</text:span><text:span text:style-name="T286">1</text:span><text:span text:style-name="T284"> ← i</text:span><text:span text:style-name="T286">1</text:span><text:span text:style-name="T284"> – 1</text:span></text:p>
      <text:p text:style-name="P72">end while</text:p>
      <text:p text:style-name="P14"><text:span text:style-name="T297">while </text:span><text:span text:style-name="T287">t</text:span><text:span text:style-name="T284"> </text:span><text:span text:style-name="T307">&gt;</text:span><text:span text:style-name="T285"> </text:span><text:span text:style-name="T275">0</text:span><text:span text:style-name="T292"> </text:span><text:span text:style-name="T293"><text:s text:c="2"/></text:span><text:span text:style-name="T299">do</text:span></text:p>
      <text:p text:style-name="P14"><text:span text:style-name="T292"><text:tab/>if </text:span><text:span text:style-name="T277">L1 </text:span><text:span text:style-name="T295">[</text:span><text:span text:style-name="T279">i</text:span><text:span text:style-name="T280">1</text:span><text:span text:style-name="T279"> </text:span><text:span text:style-name="T295">] </text:span><text:span text:style-name="T277">.</text:span><text:span text:style-name="T276">end</text:span><text:span text:style-name="T292"> &gt;</text:span><text:span text:style-name="T275">start</text:span><text:span text:style-name="T293"> :</text:span></text:p>
      <text:p text:style-name="P14"><text:span text:style-name="T292"><text:tab/><text:tab/></text:span><text:span text:style-name="T278">H</text:span><text:span text:style-name="T306"> ← </text:span><text:span text:style-name="T278">H</text:span><text:span text:style-name="T306"> <text:s/></text:span><text:span text:style-name="T308">⋃</text:span><text:span text:style-name="T309"> </text:span><text:span text:style-name="T289">L1 </text:span><text:span text:style-name="T309">[</text:span><text:span text:style-name="T289">i</text:span><text:span text:style-name="T290">1</text:span><text:span text:style-name="T309">]</text:span></text:p>
      <text:p text:style-name="P14"><text:span text:style-name="T309"><text:tab/><text:tab/></text:span><text:span text:style-name="T291">t ← t - 1</text:span></text:p>
      <text:p text:style-name="P14"><text:span text:style-name="T288"><text:tab/></text:span><text:span text:style-name="T284">i</text:span><text:span text:style-name="T286">1</text:span><text:span text:style-name="T284"> ← i</text:span><text:span text:style-name="T286">1</text:span><text:span text:style-name="T284"> – 1</text:span></text:p>
      <text:p text:style-name="P73">end while</text:p>
      <text:p text:style-name="P74">… <text:span text:style-name="T1">repeat the above for L2 </text:span><text:span text:style-name="T39">with i2</text:span><text:span text:style-name="T1"> </text:span>...</text:p>
      <text:p text:style-name="P34"><text:span text:style-name="T296">Return </text:span><text:span text:style-name="T283">H</text:span></text:p>
      <text:p text:style-name="P16"><draw:line text:anchor-type="paragraph" draw:z-index="5" draw:name="Shape2" draw:style-name="gr2" draw:text-style-name="P88" svg:x1="0.0252in" svg:y1="0.1465in" svg:x2="4.8535in" svg:y2="0.1465in"><text:p/></draw:line></text:p>
      <text:p text:style-name="P41"/>
      <text:p text:style-name="P11"/>
      <text:p text:style-name="P11"/>
      <text:p text:style-name="P36">2. Testing Data</text:p>
      <text:p text:style-name="P1"><text:soft-page-break/></text:p>
      <text:p text:style-name="P36">3. Source code</text:p>
      <text:p text:style-name="P36"/>
      <text:p text:style-name="P36"/>
      <text:p text:style-name="P36"/>
      <text:p text:style-name="P21">REFERENCES</text:p>
      <text:p text:style-name="P24"/>
      <text:p text:style-name="P19">Layer, R., Skadron, K., Robins, G., Hall, I. And Quinlan, A. (2013) Binary Interval Search: a scalable algorithm for counting interval interactions. <text:span text:style-name="T42">Bioinformatics</text:span> <text:span text:style-name="T194">29</text:span>, 1-7.</text:p>
      <text:p text:style-name="P19"/>
      <text:p text:style-name="P19"/>
      <text:p text:style-name="P19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/>
    <style:font-face style:name="FreeSans1" svg:font-family="FreeSans" style:font-family-generic="swiss"/>
    <style:font-face style:name="TakaoPGothic" svg:font-family="TakaoPGothic" style:font-family-generic="swiss"/>
    <style:font-face style:name="Symbola1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12" draw:display-name="Dashed (var) 12" draw:style="rect" draw:dots1="1" draw:dots1-length="0.0043in" draw:dots2="1" draw:dots2-length="0.0043in" draw:distance="0.0043in"/>
    <draw:stroke-dash draw:name="Dashed_20__28_var_29__20_13" draw:display-name="Dashed (var) 13" draw:style="rect" draw:dots1="1" draw:dots1-length="0.0043in" draw:dots2="1" draw:dots2-length="0.0043in" draw:distance="0.0043in"/>
    <draw:stroke-dash draw:name="Dashed_20__28_var_29__20_14" draw:display-name="Dashed (var) 14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48:55.505621955</meta:creation-date>
    <dc:date>2018-11-16T23:05:26.495552756</dc:date>
    <meta:editing-duration>P6DT13H25M34S</meta:editing-duration>
    <meta:editing-cycles>267</meta:editing-cycles>
    <meta:generator>LibreOffice/5.1.6.2$Linux_X86_64 LibreOffice_project/10m0$Build-2</meta:generator>
    <meta:print-date>2018-10-17T09:11:28.956795419</meta:print-date>
    <meta:document-statistic meta:table-count="0" meta:image-count="0" meta:object-count="0" meta:page-count="8" meta:paragraph-count="79" meta:word-count="2140" meta:character-count="12411" meta:non-whitespace-character-count="10269"/>
  </office:meta>
</office:document-meta>
</file>